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3436_1522826305"/><text:span text:style-name="T1">#564</text:span><text:bookmark-end text:name="__RefHeading___Toc3436_1522826305"/></text:h>
        <text:p text:style-name="P3"/>
        <text:p text:style-name="P4">Em todas as nossas petições, fracassos, confissões, e necessidades como indivíduos, vamos a DEUS como nosso PAI... mas em tudo o que diz respeito à conduta da igreja, vamos Àquele que é a Cabeça da igreja.</text:p>
        <text:p text:style-name="P3"/>
        <text:h text:style-name="P1" text:outline-level="2"><text:bookmark-start text:name="__RefHeading___Toc3438_1522826305"/><text:a xlink:type="simple" xlink:href="http://bibliaonline.com.br/acf/ap/1/1-11" text:style-name="Internet_20_link" text:visited-style-name="Visited_20_Internet_20_Link"><text:span text:style-name="T1">APOCALIPSE 1, Vers. 1-11</text:span></text:a><text:bookmark-end text:name="__RefHeading___Toc3438_1522826305"/></text:h>
        <text:p text:style-name="P3"/>
        <text:p text:style-name="P4">Ontem acabamos de ler sobre o povo de Deus que estava vivendo sob reis e a lei de Deus. Hoje começamos a ler um Livro que mostra como Deus avalia o Seu povo; como eles viveram sob Sua graça até terminar o tempo de Seu teste. Fracasso sob o favor de Deus. Tal é o coração do homem. O lago de fogo para os que não estão salvos... glória junto a Cristo para sempre, para os redimidos. Deus revelou isto e entregou a Jesus a tarefa de revelar a Seus servos. O livro nos mostra o que Jesus tem feito desde que foi ao céu, e o que Ele vai fazer muito em breve.</text:p>
        <text:p text:style-name="P3"/>
        <text:p text:style-name="P4">O livro foi escrito pelo Apóstolo João que tinha sido banido pelo Imperador Romano, para uma pequena ilha no Mediterrâneo. O livro é dividido em partes. A primeira está nos três primeiros capítulos e fala de nosso tempo presente. Foi escrito há 2000 anos, antes que qualquer coisa do atual "Dia da graça" acontecesse.</text:p>
        <text:p text:style-name="P3"/>
        <text:p text:style-name="P3"><text:a xlink:type="simple" xlink:href="http://bibliaonline.com.br/acf/ap/1/3" text:style-name="Internet_20_link" text:visited-style-name="Visited_20_Internet_20_Link"><text:span text:style-name="T1">Ap 1:3</text:span></text:a><text:span text:style-name="T1"> e capítulo </text:span><text:a xlink:type="simple" xlink:href="http://bibliaonline.com.br/acf/ap/22/6-7" text:style-name="Internet_20_link" text:visited-style-name="Visited_20_Internet_20_Link"><text:span text:style-name="T1">22:6-7</text:span></text:a><text:span text:style-name="T1">. Estas promessas são para eu e você. Iremos desfrutá-las se quisermos obedecer. Neste Livro Deus nos mostra Seu "projeto" do futuro. Todavia as pessoas dizem que desejam conhecer o que irá acontecer ao mundo! Ao ler este Livro, mantenha seus olhos em Cristo. (Veja as primeiras cinco palavras!). Se nossos olhos estiverem nEle, nossa mente irá compreender, e nosso coração será aquecido.</text:span></text:p>
        <text:p text:style-name="P3"/>
        <text:p text:style-name="P3"><text:a xlink:type="simple" xlink:href="http://bibliaonline.com.br/acf/ap/1/5" text:style-name="Internet_20_link" text:visited-style-name="Visited_20_Internet_20_Link"><text:span text:style-name="T1">Ap 1:5</text:span></text:a><text:span text:style-name="T1"> O Senhor Jesus Cristo é todo-poderoso e também todo amor. Um belo versículo. Procure memorizá-lo.</text:span></text:p>
        <text:p text:style-name="P3"/>
        <text:p text:style-name="P3"><text:a xlink:type="simple" xlink:href="http://bibliaonline.com.br/acf/ap/1/7" text:style-name="Internet_20_link" text:visited-style-name="Visited_20_Internet_20_Link"><text:span text:style-name="T1">Ap 1:7</text:span></text:a><text:span text:style-name="T1"> Esta é a Sua vinda em glória (conosco, não para nós).</text:span></text:p>
        <text:p text:style-name="P3"/>
        <text:p text:style-name="P3"><text:a xlink:type="simple" xlink:href="http://bibliaonline.com.br/acf/ap/1/8-11" text:style-name="Internet_20_link" text:visited-style-name="Visited_20_Internet_20_Link"><text:span text:style-name="T1">Ap 1:8-11</text:span></text:a><text:span text:style-name="T1"> O apóstolo João foi feito prisioneiro por ter pregado a Jesus. Ele escreveu sete </text:span><text:soft-page-break/><text:span text:style-name="T1">cartas a sete assembléias de crentes nestas sete cidades. Embora Satanás pudesse ter pensado que tinha se livrado do apóstolo João, Deus vai encontrá-lo naquela ilha chamada Patmos. Ali mesmo. Através dele, Deus nos mostra o roteiro que avança pelo tempo que ainda resta até a eternidade!</text:span></text:p>
        <text:p text:style-name="P3"/>
        <text:h text:style-name="P2" text:outline-level="2"><text:bookmark-start text:name="__RefHeading___Toc3440_1522826305"/>#565<text:bookmark-end text:name="__RefHeading___Toc3440_1522826305"/></text:h>
        <text:p text:style-name="P3"/>
        <text:p text:style-name="P3"><text:span text:style-name="T1">As orações na terra são incenso no céu. </text:span><text:a xlink:type="simple" xlink:href="http://bibliaonline.com.br/acf/ap/5/8" text:style-name="Internet_20_link" text:visited-style-name="Visited_20_Internet_20_Link"><text:span text:style-name="T1">Ap 5:8</text:span></text:a></text:p>
        <text:p text:style-name="P3"/>
        <text:h text:style-name="P1" text:outline-level="2"><text:bookmark-start text:name="__RefHeading___Toc3442_1522826305"/><text:a xlink:type="simple" xlink:href="http://bibliaonline.com.br/acf/ap/1/12-20" text:style-name="Internet_20_link" text:visited-style-name="Visited_20_Internet_20_Link"><text:span text:style-name="T1">APOCALIPSE 1 Vers. 12:20</text:span></text:a><text:bookmark-end text:name="__RefHeading___Toc3442_1522826305"/></text:h>
        <text:p text:style-name="P3"/>
        <text:p text:style-name="P3"><text:a xlink:type="simple" xlink:href="http://bibliaonline.com.br/acf/ap/1/12-16" text:style-name="Internet_20_link" text:visited-style-name="Visited_20_Internet_20_Link"><text:span text:style-name="T1">Ap 1:12-16</text:span></text:a><text:span text:style-name="T1"> Estes versículos descrevem o Senhor Jesus quando observa aqueles que professam ser Cristãos. A "Cristandade", como é chamada, é formada de todas as pessoas que se denominam Cristãs. O Senhor nos dá detalhes de quão poderoso e onividente Ele é. Não vemos o Senhor aqui do modo como geralmente O conhecemos, isto é, como Cabeça da igreja (</text:span><text:a xlink:type="simple" xlink:href="http://bibliaonline.com.br/acf/cl/1/18" text:style-name="Internet_20_link" text:visited-style-name="Visited_20_Internet_20_Link"><text:span text:style-name="T1">Cl 1:18</text:span></text:a><text:span text:style-name="T1">) ou como Aquele que está sempre intercedendo por nós. (</text:span><text:a xlink:type="simple" xlink:href="http://bibliaonline.com.br/acf/hb/7/25" text:style-name="Internet_20_link" text:visited-style-name="Visited_20_Internet_20_Link"><text:span text:style-name="T1">Hb 7:25</text:span></text:a><text:span text:style-name="T1">). Mas O vemos aqui como o Juiz que enxerga cada detalhe da vida de cada um que verdadeiramente crê nEle. Isto deveria trazer encorajamento e confiança a cada um de nós crentes, pois é então que entendemos que, quando passamos por dificuldades por sermos fiéis a Ele, Ele nos vê e nos concede as forças necessárias para seguirmos adiante por Ele - </text:span><text:a xlink:type="simple" xlink:href="http://bibliaonline.com.br/acf/2co/12/9" text:style-name="Internet_20_link" text:visited-style-name="Visited_20_Internet_20_Link"><text:span text:style-name="T1">2 Co 12:9</text:span></text:a><text:span text:style-name="T1">.</text:span></text:p>
        <text:p text:style-name="P3"/>
        <text:h text:style-name="P2" text:outline-level="2"><text:bookmark-start text:name="__RefHeading___Toc3444_1522826305"/>#566<text:bookmark-end text:name="__RefHeading___Toc3444_1522826305"/></text:h>
        <text:p text:style-name="P3"/>
        <text:p text:style-name="P4">O poder de nossas orações depende de nossa condição espiritual.</text:p>
        <text:p text:style-name="P3"/>
        <text:h text:style-name="P1" text:outline-level="2"><text:bookmark-start text:name="__RefHeading___Toc3446_1522826305"/><text:a xlink:type="simple" xlink:href="http://bibliaonline.com.br/acf/ap/2/1-7" text:style-name="Internet_20_link" text:visited-style-name="Visited_20_Internet_20_Link"><text:span text:style-name="T1">APOCALIPSE 2, Vers. 1-7</text:span></text:a><text:bookmark-end text:name="__RefHeading___Toc3446_1522826305"/></text:h>
        <text:p text:style-name="P3"/>
        <text:p text:style-name="P3"><text:span text:style-name="T1">Estes dois capítulos (</text:span><text:a xlink:type="simple" xlink:href="http://bibliaonline.com.br/acf/ap/2" text:style-name="Internet_20_link" text:visited-style-name="Visited_20_Internet_20_Link"><text:span text:style-name="T1">cap. 2</text:span></text:a><text:span text:style-name="T1"> e cap. 3) são de grande ajuda para nós se os lermos com atenção. Eles são formados de sete cartas escritas para sete cidades diferentes onde viviam os crentes. Em cada uma existe uma condição espiritual diferente. Como acontece também com indivíduos. O Espírito de Deus nos tem mostrado que todas as sete cartas </text:span><text:soft-page-break/><text:span text:style-name="T1">estão nos falando do futuro, desde o dia de Pentecostes, quando o Espírito Santo desceu à terra, até o dia em que o Senhor Jesus vem para os crentes. Todas foram escritas antes que acontecesse!</text:span></text:p>
        <text:p text:style-name="P3"/>
        <text:p text:style-name="P3"><text:span text:style-name="T1">Agora uma palavra sobre "a igreja". Antes, leia as seguintes passagens, 1 Co </text:span><text:a xlink:type="simple" xlink:href="http://bibliaonline.com.br/acf/1co/12/12-13,16" text:style-name="Internet_20_link" text:visited-style-name="Visited_20_Internet_20_Link"><text:span text:style-name="T1">12:12-13 e 16</text:span></text:a><text:span text:style-name="T1">, e 5:23. Se você for um crente no Senhor Jesus Cristo, você está na única igreja que as Escrituras endossam. Você está também no único corpo, pois a igreja e o corpo são a mesma coisa. Ef </text:span><text:a xlink:type="simple" xlink:href="http://bibliaonline.com.br/acf/ef/1/22,23" text:style-name="Internet_20_link" text:visited-style-name="Visited_20_Internet_20_Link"><text:span text:style-name="T1">1:22, 23</text:span></text:a><text:span text:style-name="T1"> mostra isto claramente. Pense nisto.</text:span></text:p>
        <text:p text:style-name="P3"/>
        <text:p text:style-name="P3"><text:a xlink:type="simple" xlink:href="http://bibliaonline.com.br/acf/ap/2/7,11,17,29" text:style-name="Internet_20_link" text:visited-style-name="Visited_20_Internet_20_Link"><text:span text:style-name="T1">Ap 2:7, 11, 17, 29</text:span></text:a><text:span text:style-name="T1"> e </text:span><text:a xlink:type="simple" xlink:href="http://bibliaonline.com.br/acf/ap/3/6,13,22" text:style-name="Internet_20_link" text:visited-style-name="Visited_20_Internet_20_Link"><text:span text:style-name="T1">capítulo 3:6, 13 e 22</text:span></text:a><text:span text:style-name="T1"> dizem as mesmas palavras. Somente os verdadeiros crentes no Senhor Jesus Cristo têm ouvidos espirituais para entender a mensagem das Escrituras. Mas será que os estamos usando.</text:span></text:p>
        <text:p text:style-name="P3"/>
        <text:p text:style-name="P3"><text:a xlink:type="simple" xlink:href="http://bibliaonline.com.br/acf/ap/2/1-7" text:style-name="Internet_20_link" text:visited-style-name="Visited_20_Internet_20_Link"><text:span text:style-name="T1">Ap 2:1-7</text:span></text:a><text:span text:style-name="T1"> Éfeso é nossa primeira carta. Esta assembléia ou igreja é mencionada em Atos </text:span><text:a xlink:type="simple" xlink:href="http://bibliaonline.com.br/acf/atos/20/17-38" text:style-name="Internet_20_link" text:visited-style-name="Visited_20_Internet_20_Link"><text:span text:style-name="T1">20:17-38</text:span></text:a><text:span text:style-name="T1">, </text:span><text:a xlink:type="simple" xlink:href="http://bibliaonline.com.br/acf/1co/15/32" text:style-name="Internet_20_link" text:visited-style-name="Visited_20_Internet_20_Link"><text:span text:style-name="T1">1 Co 15:32</text:span></text:a><text:span text:style-name="T1">, </text:span><text:a xlink:type="simple" xlink:href="http://bibliaonline.com.br/acf/1tm/1/3" text:style-name="Internet_20_link" text:visited-style-name="Visited_20_Internet_20_Link"><text:span text:style-name="T1">1Tm 1:3</text:span></text:a><text:span text:style-name="T1">, </text:span><text:a xlink:type="simple" xlink:href="http://bibliaonline.com.br/acf/2tm/1/18" text:style-name="Internet_20_link" text:visited-style-name="Visited_20_Internet_20_Link"><text:span text:style-name="T1">2Tm 1:18</text:span></text:a><text:span text:style-name="T1"> e obviamente todo o livro de Efésios. O Senhor nos diz que Ele podia ver algo que estava muito errado - eles haviam deixado seu primeiro amor. Quando primeiro aceitamos a Cristo como Salvador, há um grande amor em nosso coração para com Ele. Todavia, a menos que sejamos cuidadosos, este amor acaba esfriando. Quando isto acontece, o discernimento, o gozo e o poder acabam saindo de nossa vida.</text:span></text:p>
        <text:p text:style-name="P3"/>
        <text:p text:style-name="P3"><text:a xlink:type="simple" xlink:href="http://bibliaonline.com.br/acf/ap/2/1-3" text:style-name="Internet_20_link" text:visited-style-name="Visited_20_Internet_20_Link"><text:span text:style-name="T1">Ap 2:1-3</text:span></text:a><text:span text:style-name="T1"> É prometida uma bênção a cada um de nós que lê e dá ouvidos a este livro. Na história, o período coberto por esta carta ocorreu nos primeiros séculos após o Pentecostes.</text:span></text:p>
        <text:p text:style-name="P3"/>
        <text:h text:style-name="P2" text:outline-level="2"><text:bookmark-start text:name="__RefHeading___Toc3448_1522826305"/>#567<text:bookmark-end text:name="__RefHeading___Toc3448_1522826305"/></text:h>
        <text:p text:style-name="P3"/>
        <text:p text:style-name="P4">Pedir em nome de Cristo é mais do que ter um direito assegurado pelo Seu nome; é, na realidade, comparecer diante de Deus com todo o valor e autoridade daquele Nome.</text:p>
        <text:p text:style-name="P3"/>
        <text:h text:style-name="P1" text:outline-level="2"><text:bookmark-start text:name="__RefHeading___Toc3450_1522826305"/><text:a xlink:type="simple" xlink:href="http://bibliaonline.com.br/acf/ap/2/8-29" text:style-name="Internet_20_link" text:visited-style-name="Visited_20_Internet_20_Link"><text:span text:style-name="T1">APOCALIPSE 2, Vers. 8-29</text:span></text:a><text:bookmark-end text:name="__RefHeading___Toc3450_1522826305"/></text:h>
        <text:p text:style-name="P3"/>
        <text:p text:style-name="P3"><text:a xlink:type="simple" xlink:href="http://bibliaonline.com.br/acf/ap/2/8-11" text:style-name="Internet_20_link" text:visited-style-name="Visited_20_Internet_20_Link"><text:span text:style-name="T1">Ap 2:8-11</text:span></text:a><text:span text:style-name="T1"> Esmirna; a palavra significa "mirra" (as dores da perseguição). Isto cobre o </text:span><text:soft-page-break/><text:span text:style-name="T1">período quando os crentes passaram por um tempo horrível de perseguição no terceiro século. Nenhuma falha é encontrada nos crentes durante este período. A perseguição os aproximou de Cristo. "Dez dias" podem representar dez períodos de horrível perseguição sob os ditadores Romanos.</text:span></text:p>
        <text:p text:style-name="P3"/>
        <text:p text:style-name="P3"><text:a xlink:type="simple" xlink:href="http://bibliaonline.com.br/acf/ap/2/12-17" text:style-name="Internet_20_link" text:visited-style-name="Visited_20_Internet_20_Link"><text:span text:style-name="T1">Ap 2:12-17</text:span></text:a><text:span text:style-name="T1"> Pérgamo significa "muito casado". Satanás agora muda seus métodos. Ao invés de perseguir os crentes, ele levou os incrédulos a se tornarem Cristãos nominais. Na época de Constantino (cerca de 288 a 337 AD) milhares de súditos deste Imperador Romano tornaram-se Cristãos (alguns apenas de nome). Os crentes receberam essas pessoas no seu meio. Lemos do resultado... Possamos aplicar a nós este aviso. Os mundos político e religioso estavam casados.</text:span></text:p>
        <text:p text:style-name="P3"/>
        <text:p text:style-name="P3"><text:a xlink:type="simple" xlink:href="http://bibliaonline.com.br/acf/ap/2/18-29" text:style-name="Internet_20_link" text:visited-style-name="Visited_20_Internet_20_Link"><text:span text:style-name="T1">Ap 2:18-29</text:span></text:a><text:span text:style-name="T1"> Tiatira. Este período foi quando a igreja Católica Romana dominou. Há corrupção aqui, e o Senhor fala com muita severidade.</text:span></text:p>
        <text:p text:style-name="P3"/>
        <text:p text:style-name="P3"><text:a xlink:type="simple" xlink:href="http://bibliaonline.com.br/acf/ap/2/20" text:style-name="Internet_20_link" text:visited-style-name="Visited_20_Internet_20_Link"><text:span text:style-name="T1">Ap 2:20</text:span></text:a><text:span text:style-name="T1"> "Jezabel" - este era o nome da ímpia mulher que foi casada com um dos reis de Judá. 1 Reis </text:span><text:a xlink:type="simple" xlink:href="http://bibliaonline.com.br/acf/1rs/16/30,31" text:style-name="Internet_20_link" text:visited-style-name="Visited_20_Internet_20_Link"><text:span text:style-name="T1">16:30, 31</text:span></text:a><text:span text:style-name="T1"> e </text:span><text:a xlink:type="simple" xlink:href="http://bibliaonline.com.br/acf/1rs/21/25" text:style-name="Internet_20_link" text:visited-style-name="Visited_20_Internet_20_Link"><text:span text:style-name="T1">21:25</text:span></text:a><text:span text:style-name="T1">. Ela é um tipo do que estava acontecendo espiritualmente aqui.</text:span></text:p>
        <text:p text:style-name="P3"/>
        <text:h text:style-name="P2" text:outline-level="2"><text:bookmark-start text:name="__RefHeading___Toc3452_1522826305"/>#568<text:bookmark-end text:name="__RefHeading___Toc3452_1522826305"/></text:h>
        <text:p text:style-name="P3"/>
        <text:p text:style-name="P4">Orações e louvor andam juntos. Aqueles que oram tem louvores a dar.</text:p>
        <text:p text:style-name="P3"/>
        <text:h text:style-name="P1" text:outline-level="2"><text:bookmark-start text:name="__RefHeading___Toc3454_1522826305"/><text:a xlink:type="simple" xlink:href="http://bibliaonline.com.br/acf/ap/3" text:style-name="Internet_20_link" text:visited-style-name="Visited_20_Internet_20_Link"><text:span text:style-name="T1">APOCALIPSE 3</text:span></text:a><text:bookmark-end text:name="__RefHeading___Toc3454_1522826305"/></text:h>
        <text:p text:style-name="P3"/>
        <text:p text:style-name="P3"><text:a xlink:type="simple" xlink:href="http://bibliaonline.com.br/acf/ap/3/1-6" text:style-name="Internet_20_link" text:visited-style-name="Visited_20_Internet_20_Link"><text:span text:style-name="T1">Ap 3:1-6</text:span></text:a><text:span text:style-name="T1"> Sardes pode ser uma figura do Protestantismo. Ela escapou de Roma, mas logo naufragou no mundanismo e política.</text:span></text:p>
        <text:p text:style-name="P3"/>
        <text:p text:style-name="P3"><text:a xlink:type="simple" xlink:href="http://bibliaonline.com.br/acf/ap/3/1" text:style-name="Internet_20_link" text:visited-style-name="Visited_20_Internet_20_Link"><text:span text:style-name="T1">Ap 3:1</text:span></text:a><text:span text:style-name="T1"> "Tens nome de que vives, e estás morto". Era um nome que deveria ter tido vida, mas aqui vemos morte espiritual. Precisamos pensar nisto com muito cuidado. Será que estamos apenas dando de ombros e seguindo em frente descuidadamente? Nenhuma boa palavra é dita deste grupo.</text:span></text:p>
        <text:p text:style-name="P3"/>
        <text:p text:style-name="P3"><text:soft-page-break/><text:a xlink:type="simple" xlink:href="http://bibliaonline.com.br/acf/ap/3/7-13" text:style-name="Internet_20_link" text:visited-style-name="Visited_20_Internet_20_Link"><text:span text:style-name="T1">Ap 3:7-13</text:span></text:a><text:span text:style-name="T1"> Filadélfia. Esta é uma bela descrição de uma feliz condição. O próprio Cristo está no meio. Repare as coisas encorajadoras que ele diz para aqueles que viviam para o Senhor. Esta carta não descreve qualquer período em particular, mas nos mostra aqueles que permanecem na verdade de Deus. Trata-se da fidelidade ao próprio Senhor, que pode existir em qualquer período deste "dia da graça".</text:span></text:p>
        <text:p text:style-name="P3"/>
        <text:p text:style-name="P3"><text:a xlink:type="simple" xlink:href="http://bibliaonline.com.br/acf/ap/3/14-22" text:style-name="Internet_20_link" text:visited-style-name="Visited_20_Internet_20_Link"><text:span text:style-name="T1">Ap 3:14-22</text:span></text:a><text:span text:style-name="T1"> Laodicéia. Nenhum mal específico em doutrina é condenado aqui, mas o fato de se envolverem com coisas e dinheiro. O lucro e o prazer são duas grandes atrações que Satanás coloca diante das pessoas. Elas não sabiam que, na verdade, eram miseráveis, pobres, cegas e nuas. Não são crentes verdadeiros, mas apenas professos misturados com crentes verdadeiros.</text:span></text:p>
        <text:p text:style-name="P3"/>
        <text:p text:style-name="P3"><text:a xlink:type="simple" xlink:href="http://bibliaonline.com.br/acf/ap/3/19-22" text:style-name="Internet_20_link" text:visited-style-name="Visited_20_Internet_20_Link"><text:span text:style-name="T1">Ap 3:19-22</text:span></text:a><text:span text:style-name="T1"> Os verdadeiros crentes. Mas mesmo para eles, Cristo está do lado de fora, e precisa bater na porta do coração para ser convidado para entrar! Ele não faz isto com um incrédulo. O incrédulo precisa primeiro de um novo coração. Laodicéia é uma descrição de nosso mundo ocidental logo antes do Senhor vir nos buscar.</text:span></text:p>
        <text:p text:style-name="P3"/>
        <text:h text:style-name="P2" text:outline-level="2"><text:bookmark-start text:name="__RefHeading___Toc3456_1522826305"/>#569<text:bookmark-end text:name="__RefHeading___Toc3456_1522826305"/></text:h>
        <text:p text:style-name="P3"/>
        <text:p text:style-name="P4">É preciso temer mais que nós não venhamos a escutar o Senhor, do que temer que Ele não venha a nos escutar.</text:p>
        <text:p text:style-name="P3"/>
        <text:h text:style-name="P1" text:outline-level="2"><text:bookmark-start text:name="__RefHeading___Toc3458_1522826305"/><text:a xlink:type="simple" xlink:href="http://bibliaonline.com.br/acf/ap/4" text:style-name="Internet_20_link" text:visited-style-name="Visited_20_Internet_20_Link"><text:span text:style-name="T1">APOCALIPSE 4</text:span></text:a><text:bookmark-end text:name="__RefHeading___Toc3458_1522826305"/></text:h>
        <text:p text:style-name="P3"/>
        <text:p text:style-name="P3"><text:span text:style-name="T1">Começa a segunda parte do livro. O </text:span><text:a xlink:type="simple" xlink:href="http://bibliaonline.com.br/acf/ap/3" text:style-name="Internet_20_link" text:visited-style-name="Visited_20_Internet_20_Link"><text:span text:style-name="T1">terceiro</text:span></text:a><text:span text:style-name="T1"> capítulo termina profeticamente com a vinda do Senhor Jesus para os crentes, portanto agora este capítulo trata dos eventos que acontecerão após "a igreja" (os verdadeiros crentes) ter sido levada para o céu. Assim, entre os </text:span><text:a xlink:type="simple" xlink:href="http://bibliaonline.com.br/acf/ap/3" text:style-name="Internet_20_link" text:visited-style-name="Visited_20_Internet_20_Link"><text:span text:style-name="T1">capítulos 3</text:span></text:a><text:span text:style-name="T1"> e 4 o "arrebatamento" dos crentes para o céu evidentemente ocorreu, pois agora os crentes são vistos no céu. Um trono é visto, e Deus naquele trono, mas descrito para nós de um modo que pudesse ser vislumbrado.</text:span></text:p>
        <text:p text:style-name="P3"/>
        <text:p text:style-name="P3"><text:a xlink:type="simple" xlink:href="http://bibliaonline.com.br/acf/ap/4/4" text:style-name="Internet_20_link" text:visited-style-name="Visited_20_Internet_20_Link"><text:span text:style-name="T1">Ap 4:4</text:span></text:a><text:span text:style-name="T1"> Os 24 anciãos podem ser uma figura de todas as pessoas redimidas; 12 representando o tempo do Antigo Testamento, e 12 "a igreja" do Novo Testamento. Há </text:span><text:soft-page-break/><text:span text:style-name="T1">tronos nos quais estes anciãos estão sentados como sacerdotes reais com coroas em suas cabeças. Se você for um crente no Senhor Jesus Cristo, então esta cena no céu está descrevendo sua posição ali!</text:span></text:p>
        <text:p text:style-name="P3"/>
        <text:p text:style-name="P3"><text:a xlink:type="simple" xlink:href="http://bibliaonline.com.br/acf/ap/4/6-9" text:style-name="Internet_20_link" text:visited-style-name="Visited_20_Internet_20_Link"><text:span text:style-name="T1">Ap 4:6-9</text:span></text:a><text:span text:style-name="T1"> Os "quatro animais", ou seres vivos, são uma figura de poder, firmeza, inteligência e rapidez, em executar as ordens de Deus. Ou, podem ser entendidos melhor como Majestade (o leão), Paciência (o bezerro), Inteligência (o homem), e Rapidez (a águia). Estes nos mostram o grande governo de Deus.</text:span></text:p>
        <text:p text:style-name="P3"/>
        <text:p text:style-name="P3"><text:a xlink:type="simple" xlink:href="http://bibliaonline.com.br/acf/ap/4/10-11" text:style-name="Internet_20_link" text:visited-style-name="Visited_20_Internet_20_Link"><text:span text:style-name="T1">Ap 4:10-11</text:span></text:a><text:span text:style-name="T1"> Deus é adorado por todos como Criador. (Algo diferente do capítulo de amanhã).</text:span></text:p>
        <text:p text:style-name="P3"/>
        <text:h text:style-name="P2" text:outline-level="2"><text:bookmark-start text:name="__RefHeading___Toc3460_1522826305"/>#570<text:bookmark-end text:name="__RefHeading___Toc3460_1522826305"/></text:h>
        <text:p text:style-name="P3"/>
        <text:p text:style-name="P4">Oro em razão de minhas necessidades... adoro por aquilo que tenho em Deus.</text:p>
        <text:p text:style-name="P3"/>
        <text:h text:style-name="P1" text:outline-level="2"><text:bookmark-start text:name="__RefHeading___Toc3462_1522826305"/><text:a xlink:type="simple" xlink:href="http://bibliaonline.com.br/acf/ap/5/1-7" text:style-name="Internet_20_link" text:visited-style-name="Visited_20_Internet_20_Link"><text:span text:style-name="T1">APOCALIPSE 5, Vers. 1-7</text:span></text:a><text:bookmark-end text:name="__RefHeading___Toc3462_1522826305"/></text:h>
        <text:p text:style-name="P3"/>
        <text:p text:style-name="P3"><text:span text:style-name="T1">A glória do Cordeiro Imolado, o Senhor Jesus Cristo, como o Redentor, surge diante de nós. Ele adquiriu os direitos da herança terrenal. Este maravilhoso capítulo contém quatro visões diferentes (1) "E vi" </text:span><text:a xlink:type="simple" xlink:href="http://bibliaonline.com.br/acf/ap/5/1" text:style-name="Internet_20_link" text:visited-style-name="Visited_20_Internet_20_Link"><text:span text:style-name="T1">vers. 1</text:span></text:a><text:span text:style-name="T1">; (2) "E vi" </text:span><text:a xlink:type="simple" xlink:href="http://bibliaonline.com.br/acf/ap/5/2" text:style-name="Internet_20_link" text:visited-style-name="Visited_20_Internet_20_Link"><text:span text:style-name="T1">vers. 2</text:span></text:a><text:span text:style-name="T1">; (3) "E olhei" </text:span><text:a xlink:type="simple" xlink:href="http://bibliaonline.com.br/acf/ap/5/6" text:style-name="Internet_20_link" text:visited-style-name="Visited_20_Internet_20_Link"><text:span text:style-name="T1">vers. 6</text:span></text:a><text:span text:style-name="T1"> (4) "E olhei" </text:span><text:a xlink:type="simple" xlink:href="http://bibliaonline.com.br/acf/ap/5/11" text:style-name="Internet_20_link" text:visited-style-name="Visited_20_Internet_20_Link"><text:span text:style-name="T1">vers. 11</text:span></text:a><text:span text:style-name="T1">. Aquele que está assentado no trono tem um "livro" em Sua mão direita. Este livro contém detalhes sobre os eventos futuros que acontecerão na Terra.</text:span></text:p>
        <text:p text:style-name="P3"/>
        <text:p text:style-name="P3"><text:a xlink:type="simple" xlink:href="http://bibliaonline.com.br/acf/ap/5/2-5" text:style-name="Internet_20_link" text:visited-style-name="Visited_20_Internet_20_Link"><text:span text:style-name="T1">Ap 5:2-5</text:span></text:a><text:span text:style-name="T1"> Quem seria digno de abrir um livro assim? Nenhum homem foi encontrado.</text:span></text:p>
        <text:p text:style-name="P3"/>
        <text:p text:style-name="P3"><text:a xlink:type="simple" xlink:href="http://bibliaonline.com.br/acf/ap/5/5-7" text:style-name="Internet_20_link" text:visited-style-name="Visited_20_Internet_20_Link"><text:span text:style-name="T1">Ap 5:5-7</text:span></text:a><text:span text:style-name="T1"> O Leão da tribo de Judá (Jesus) era o Único que foi achado digno de fazer isto! Profetizado muito antes em Gênesis </text:span><text:a xlink:type="simple" xlink:href="http://bibliaonline.com.br/acf/gn/49/9-10" text:style-name="Internet_20_link" text:visited-style-name="Visited_20_Internet_20_Link"><text:span text:style-name="T1">49:9-10</text:span></text:a><text:span text:style-name="T1">. É maravilhoso vermos como o Apocalipse (o último Livro) tem alguns de seus princípios vistos em Gênesis (o primeiro Livro). Veja também Hebreus </text:span><text:a xlink:type="simple" xlink:href="http://bibliaonline.com.br/acf/hb/7/14" text:style-name="Internet_20_link" text:visited-style-name="Visited_20_Internet_20_Link"><text:span text:style-name="T1">7:14</text:span></text:a><text:span text:style-name="T1">. Mas quando João olhou, ele viu um Cordeiro como tendo sido morto (Jesus, evidentemente). Que visão esta deve ter sido para o Apóstolo João, confinado naquela pequena ilha do Mar Mediterrâneo.</text:span></text:p>
        <text:p text:style-name="P3"/>
        <text:h text:style-name="P2" text:outline-level="2"><text:bookmark-start text:name="__RefHeading___Toc3464_1522826305"/><text:soft-page-break/>#571<text:bookmark-end text:name="__RefHeading___Toc3464_1522826305"/></text:h>
        <text:p text:style-name="P3"/>
        <text:p text:style-name="P4">Quando me aproximo de Deus para adorar, o faço como ocupado com Aquele que é perfeitamente aceito por Deus.</text:p>
        <text:p text:style-name="P3"/>
        <text:h text:style-name="P1" text:outline-level="2"><text:bookmark-start text:name="__RefHeading___Toc3466_1522826305"/><text:a xlink:type="simple" xlink:href="http://bibliaonline.com.br/acf/ap/5/8-14" text:style-name="Internet_20_link" text:visited-style-name="Visited_20_Internet_20_Link"><text:span text:style-name="T1">APOCALIPSE 5, Vers. 8-14</text:span></text:a><text:bookmark-end text:name="__RefHeading___Toc3466_1522826305"/></text:h>
        <text:p text:style-name="P3"/>
        <text:p text:style-name="P3"><text:a xlink:type="simple" xlink:href="http://bibliaonline.com.br/acf/ap/5/8-14" text:style-name="Internet_20_link" text:visited-style-name="Visited_20_Internet_20_Link"><text:span text:style-name="T1">Ap 5:8-14</text:span></text:a><text:span text:style-name="T1"> Tudo no céu mais uma vez explode em louvor e adoração a Deus. Mas agora visto como o Redentor (</text:span><text:a xlink:type="simple" xlink:href="http://bibliaonline.com.br/acf/ap/5/9" text:style-name="Internet_20_link" text:visited-style-name="Visited_20_Internet_20_Link"><text:span text:style-name="T1">vers. 9</text:span></text:a><text:span text:style-name="T1">). "Senhor" por direito de criação no </text:span><text:a xlink:type="simple" xlink:href="http://bibliaonline.com.br/acf/ap/4" text:style-name="Internet_20_link" text:visited-style-name="Visited_20_Internet_20_Link"><text:span text:style-name="T1">capítulo 4</text:span></text:a><text:span text:style-name="T1">; "Senhor" por direito de redenção neste capítulo.</text:span></text:p>
        <text:p text:style-name="P3"/>
        <text:p text:style-name="P3"><text:a xlink:type="simple" xlink:href="http://bibliaonline.com.br/acf/ap/5/9-10" text:style-name="Internet_20_link" text:visited-style-name="Visited_20_Internet_20_Link"><text:span text:style-name="T1">Ap 5:9-10</text:span></text:a><text:span text:style-name="T1"> O grupo do círculo mais interior é formado apenas de pessoas redimidas. Eles cantam dizendo "Digno és". Eles falam diretamente a Ele.</text:span></text:p>
        <text:p text:style-name="P3"/>
        <text:p text:style-name="P3"><text:a xlink:type="simple" xlink:href="http://bibliaonline.com.br/acf/ap/5/11-12" text:style-name="Internet_20_link" text:visited-style-name="Visited_20_Internet_20_Link"><text:span text:style-name="T1">Ap 5:11-12</text:span></text:a><text:span text:style-name="T1"> O próximo círculo é formado pelos anjos, centenas de milhões deles. Eles falam do Senhor e dizem "Digno é Ele (o Cordeiro)". Por nunca terem pecado, eles não O conhecem como Salvador.</text:span></text:p>
        <text:p text:style-name="P3"/>
        <text:p text:style-name="P3"><text:a xlink:type="simple" xlink:href="http://bibliaonline.com.br/acf/ap/5/13" text:style-name="Internet_20_link" text:visited-style-name="Visited_20_Internet_20_Link"><text:span text:style-name="T1">Ap 5:13</text:span></text:a><text:span text:style-name="T1"> O círculo exterior... toda a criação; o coro de "Aleluias" ressoa pelo Universo.</text:span></text:p>
        <text:p text:style-name="P3"/>
        <text:h text:style-name="P2" text:outline-level="2"><text:bookmark-start text:name="__RefHeading___Toc3468_1522826305"/>#572<text:bookmark-end text:name="__RefHeading___Toc3468_1522826305"/></text:h>
        <text:p text:style-name="P3"/>
        <text:p text:style-name="P4">A queda de Pedro começou por falta de dependência e negligência na oração.</text:p>
        <text:p text:style-name="P3"/>
        <text:h text:style-name="P1" text:outline-level="2"><text:bookmark-start text:name="__RefHeading___Toc3470_1522826305"/><text:a xlink:type="simple" xlink:href="http://bibliaonline.com.br/acf/ap/6" text:style-name="Internet_20_link" text:visited-style-name="Visited_20_Internet_20_Link"><text:span text:style-name="T1">APOCALIPSE 6</text:span></text:a><text:bookmark-end text:name="__RefHeading___Toc3470_1522826305"/></text:h>
        <text:p text:style-name="P3"/>
        <text:p text:style-name="P3"><text:span text:style-name="T1">Este capítulo nos dá a resposta para a pergunta que é feita com frequência hoje em dia: "Por que Deus permite que todo o mal continue neste mundo?" Este "livro" mencionado em </text:span><text:a xlink:type="simple" xlink:href="http://bibliaonline.com.br/acf/ap/5/2-5" text:style-name="Internet_20_link" text:visited-style-name="Visited_20_Internet_20_Link"><text:span text:style-name="T1">5:2-5</text:span></text:a><text:span text:style-name="T1"> tinha sete selos, que devem ser abertos, um de cada vez. É o livro do juízo (castigos) de Deus. Mas os detalhes estão na forma de símbolos. Os cavalos podem representar: (1) </text:span><text:a xlink:type="simple" xlink:href="http://bibliaonline.com.br/acf/ap/6/2" text:style-name="Internet_20_link" text:visited-style-name="Visited_20_Internet_20_Link"><text:span text:style-name="T1">vers. 2</text:span></text:a><text:span text:style-name="T1"> Um cavalo branco e seu cavaleiro: um conquistador vitorioso. (2) </text:span><text:a xlink:type="simple" xlink:href="http://bibliaonline.com.br/acf/ap/6/4" text:style-name="Internet_20_link" text:visited-style-name="Visited_20_Internet_20_Link"><text:span text:style-name="T1">vers. 4</text:span></text:a><text:span text:style-name="T1"> Cavalo vermelho; guerras e revoluções. (3) </text:span><text:a xlink:type="simple" xlink:href="http://bibliaonline.com.br/acf/ap/6/5" text:style-name="Internet_20_link" text:visited-style-name="Visited_20_Internet_20_Link"><text:span text:style-name="T1">vers. 5</text:span></text:a><text:span text:style-name="T1"> Cavalo negro; luto e fome, (4) </text:span><text:soft-page-break/><text:a xlink:type="simple" xlink:href="http://bibliaonline.com.br/acf/ap/6/8" text:style-name="Internet_20_link" text:visited-style-name="Visited_20_Internet_20_Link"><text:span text:style-name="T1">vers. 8</text:span></text:a><text:span text:style-name="T1"> Cavalo amarelo; peste (há referência a isto em Ezequiel </text:span><text:a xlink:type="simple" xlink:href="http://bibliaonline.com.br/acf/ez/14/21" text:style-name="Internet_20_link" text:visited-style-name="Visited_20_Internet_20_Link"><text:span text:style-name="T1">14:21</text:span></text:a><text:span text:style-name="T1">). Os cavaleiros representam aqueles que controlam estas coisas. Deus, durante milhares de anos, tem estado em silêncio, observando, ouvindo cada palavra que é dita, permitindo que Satanás seja o deus deste mundo - </text:span><text:a xlink:type="simple" xlink:href="http://bibliaonline.com.br/acf/2co/4/4" text:style-name="Internet_20_link" text:visited-style-name="Visited_20_Internet_20_Link"><text:span text:style-name="T1">2 Co 4:4</text:span></text:a><text:span text:style-name="T1">, suportando os insultos (e mesmo assim nunca perdendo o controle). E agora Ele intervém! As pessoas planejam um mundo melhor! Mas o mal deve ficar cada vez pior, e deve continuar assim até Satanás ser adorado.</text:span></text:p>
        <text:p text:style-name="P3"/>
        <text:p text:style-name="P4">Estes são os acontecimentos que tomarão lugar na Terra após os crentes terem sido levados ao céu. O mundo simplesmente seguirá seu caminho como fará um dia antes do Senhor Jesus voltar. Os negócios continuarão, muitas igrejas serão as mesmas. Tudo continuará como sempre, por um pequeno período. Então começarão os problemas.</text:p>
        <text:p text:style-name="P3"/>
        <text:p text:style-name="P3"><text:a xlink:type="simple" xlink:href="http://bibliaonline.com.br/acf/ap/6/9-11" text:style-name="Internet_20_link" text:visited-style-name="Visited_20_Internet_20_Link"><text:span text:style-name="T1">Ap 6:9-11</text:span></text:a><text:span text:style-name="T1"> Aqueles Judeus que são mortos por pregarem o evangelho do reino (que o Rei - o Senhor Jesus está voltando para estabelecer o Seu reino).</text:span></text:p>
        <text:p text:style-name="P3"/>
        <text:p text:style-name="P3"><text:a xlink:type="simple" xlink:href="http://bibliaonline.com.br/acf/ap/6/12-17" text:style-name="Internet_20_link" text:visited-style-name="Visited_20_Internet_20_Link"><text:span text:style-name="T1">Ap 6:12-17</text:span></text:a><text:span text:style-name="T1"> Horrível! Os governos - federal ao municipal, entrarão em colapso. Há terror e completo desespero em todos os lugares. As pessoas estão suplicando pela morte, mas o pior ainda está para vir.</text:span></text:p>
        <text:p text:style-name="P3"/>
        <text:h text:style-name="P2" text:outline-level="2"><text:bookmark-start text:name="__RefHeading___Toc3472_1522826305"/>#573<text:bookmark-end text:name="__RefHeading___Toc3472_1522826305"/></text:h>
        <text:p text:style-name="P3"/>
        <text:p text:style-name="P4">Nossas orações deveriam ser... "Que aqueles que estão muito fracos para orar possam se apoiar no Senhor".</text:p>
        <text:p text:style-name="P3"/>
        <text:h text:style-name="P1" text:outline-level="2"><text:bookmark-start text:name="__RefHeading___Toc3474_1522826305"/><text:a xlink:type="simple" xlink:href="http://bibliaonline.com.br/acf/ap/7" text:style-name="Internet_20_link" text:visited-style-name="Visited_20_Internet_20_Link"><text:span text:style-name="T1">APOCALIPSE 7</text:span></text:a><text:bookmark-end text:name="__RefHeading___Toc3474_1522826305"/></text:h>
        <text:p text:style-name="P3"/>
        <text:p text:style-name="P3"><text:a xlink:type="simple" xlink:href="http://bibliaonline.com.br/acf/ap/7/1-8" text:style-name="Internet_20_link" text:visited-style-name="Visited_20_Internet_20_Link"><text:span text:style-name="T1">Ap 7:1-8</text:span></text:a><text:span text:style-name="T1"> Este capítulo interrompe a descrição do </text:span><text:a xlink:type="simple" xlink:href="http://bibliaonline.com.br/acf/ap/6" text:style-name="Internet_20_link" text:visited-style-name="Visited_20_Internet_20_Link"><text:span text:style-name="T1">sexto</text:span></text:a><text:span text:style-name="T1"> capítulo... terminou com o sexto selo. Muitos em Israel irão crer no Senhor, e se voltar para Ele. Serão preservados durante estes horríveis dias.</text:span></text:p>
        <text:p text:style-name="P3"/>
        <text:p text:style-name="P3"><text:a xlink:type="simple" xlink:href="http://bibliaonline.com.br/acf/ap/7/9-17" text:style-name="Internet_20_link" text:visited-style-name="Visited_20_Internet_20_Link"><text:span text:style-name="T1">Ap 7:9-17</text:span></text:a><text:span text:style-name="T1"> Estes são Gentios, não Judeus. Aqueles que creram na pregação do evangelho do reino. (Veja Mateus </text:span><text:a xlink:type="simple" xlink:href="http://bibliaonline.com.br/acf/mt/24/14,36-41" text:style-name="Internet_20_link" text:visited-style-name="Visited_20_Internet_20_Link"><text:span text:style-name="T1">24:14 e vers. 36-41</text:span></text:a><text:span text:style-name="T1">. Repare que nos versículos </text:span><text:a xlink:type="simple" xlink:href="http://bibliaonline.com.br/acf/mt/24/40,41" text:style-name="Internet_20_link" text:visited-style-name="Visited_20_Internet_20_Link"><text:span text:style-name="T1">40 e 41</text:span></text:a><text:span text:style-name="T1"> acontece o inverso do "arrebatamento" pois são os incrédulos que desaparecem).</text:span></text:p>
        <text:p text:style-name="P3"><text:soft-page-break/></text:p>
        <text:h text:style-name="P2" text:outline-level="2"><text:bookmark-start text:name="__RefHeading___Toc3476_1522826305"/>#574<text:bookmark-end text:name="__RefHeading___Toc3476_1522826305"/></text:h>
        <text:p text:style-name="P3"/>
        <text:p text:style-name="P4">Israel atravessou o Mar Vermelho sob a proteção da nuvem... e atravessou o Jordão sob a proteção da Arca.</text:p>
        <text:p text:style-name="P3"/>
        <text:h text:style-name="P1" text:outline-level="2"><text:bookmark-start text:name="__RefHeading___Toc3478_1522826305"/><text:a xlink:type="simple" xlink:href="http://bibliaonline.com.br/acf/ap/8" text:style-name="Internet_20_link" text:visited-style-name="Visited_20_Internet_20_Link"><text:span text:style-name="T1">APOCALIPSE 8</text:span></text:a><text:bookmark-end text:name="__RefHeading___Toc3478_1522826305"/></text:h>
        <text:p text:style-name="P3"/>
        <text:p text:style-name="P4">O sétimo selo introduz as sete trombetas. Não como uma chamada final. E soam sobre todas as nações ocidentais do mundo. Todas estas nações nesta ocasião terão se afastado de Deus.</text:p>
        <text:p text:style-name="P3"/>
        <text:p text:style-name="P3"><text:a xlink:type="simple" xlink:href="http://bibliaonline.com.br/acf/ap/8/6-13" text:style-name="Internet_20_link" text:visited-style-name="Visited_20_Internet_20_Link"><text:span text:style-name="T1">Ap 8:6-13</text:span></text:a><text:span text:style-name="T1"> Você pode ver que este é o terrível futuro das orgulhosas nações que hoje levam o nome de Cristãs.</text:span></text:p>
        <text:p text:style-name="P3"/>
        <text:p text:style-name="P3"><text:a xlink:type="simple" xlink:href="http://bibliaonline.com.br/acf/ap/8/13" text:style-name="Internet_20_link" text:visited-style-name="Visited_20_Internet_20_Link"><text:span text:style-name="T1">Ap 8:13</text:span></text:a><text:span text:style-name="T1"> Aqui está o anúncio do clímax do terrível juízo que cairá sobre a Terra. Mas principalmente sobre o mundo ocidental.</text:span></text:p>
        <text:p text:style-name="P3"/>
        <text:h text:style-name="P2" text:outline-level="2"><text:bookmark-start text:name="__RefHeading___Toc3480_1522826305"/>#575<text:bookmark-end text:name="__RefHeading___Toc3480_1522826305"/></text:h>
        <text:p text:style-name="P3"/>
        <text:p text:style-name="P4">Hoje Israel não tem nem um Deus verdadeiro, nem um deus falso, nem um rei, nem um sacerdote, nem um sacrifício. Mas após o arrebatamento, um remanescente entre os Judeus (Judá e Benjamim) terão seus olhos abertos e verão Jeová, seu Deus, e Davi, seu Rei! Todos os incrédulos de todas as 12 tribos serão destruídos.</text:p>
        <text:p text:style-name="P3"/>
        <text:h text:style-name="P1" text:outline-level="2"><text:bookmark-start text:name="__RefHeading___Toc3482_1522826305"/><text:a xlink:type="simple" xlink:href="http://bibliaonline.com.br/acf/ap/9" text:style-name="Internet_20_link" text:visited-style-name="Visited_20_Internet_20_Link"><text:span text:style-name="T1">APOCALIPSE 9</text:span></text:a><text:bookmark-end text:name="__RefHeading___Toc3482_1522826305"/></text:h>
        <text:p text:style-name="P3"/>
        <text:p text:style-name="P3"><text:a xlink:type="simple" xlink:href="http://bibliaonline.com.br/acf/ap/9/1" text:style-name="Internet_20_link" text:visited-style-name="Visited_20_Internet_20_Link"><text:span text:style-name="T1">Ap 9:1</text:span></text:a><text:span text:style-name="T1"> Uma estrela - (alguém com grande poder político), cai dos céus.</text:span></text:p>
        <text:p text:style-name="P3"/>
        <text:p text:style-name="P3"><text:a xlink:type="simple" xlink:href="http://bibliaonline.com.br/acf/ap/9/1-3" text:style-name="Internet_20_link" text:visited-style-name="Visited_20_Internet_20_Link"><text:span text:style-name="T1">Ap 9:1-3</text:span></text:a><text:span text:style-name="T1"> Calamidades horríveis vêm sobre a Terra como resultado desta vinda. É aberto o poço do abismo. Que dia terrível será para este pobre mundo de pessoas não salvas. Que coisa é entender que tudo isso irá acontecer logo após o Senhor Jesus ter levado os </text:span><text:soft-page-break/><text:span text:style-name="T1">crentes para o céu. Nós crentes não passaremos pela tribulação - 3:10. O poder de Satanás é visto crescendo nestes 3 versículos. (O Espírito Santo que está na Terra hoje detém o poder de Satanás. Mas naquele tempo, o Espírito Santo terá voltado para o céu, e Satanás terá grande poder).</text:span></text:p>
        <text:p text:style-name="P3"/>
        <text:p text:style-name="P3"><text:a xlink:type="simple" xlink:href="http://bibliaonline.com.br/acf/ap/9/4-6" text:style-name="Internet_20_link" text:visited-style-name="Visited_20_Internet_20_Link"><text:span text:style-name="T1">Ap 9:4-6</text:span></text:a><text:span text:style-name="T1"> Muitos judeus não crerão no evangelho do reino vindouro, e estes versículos descrevem aqueles Judeus incrédulos.</text:span></text:p>
        <text:p text:style-name="P3"/>
        <text:p text:style-name="P3"><text:a xlink:type="simple" xlink:href="http://bibliaonline.com.br/acf/ap/9/7-21" text:style-name="Internet_20_link" text:visited-style-name="Visited_20_Internet_20_Link"><text:span text:style-name="T1">Ap 9:7-21</text:span></text:a><text:span text:style-name="T1"> Formas de maldade que antes disso eram contidas, agora se manifestam. Estes versículos parecem se referir ao Leste (Rio Eufrates - </text:span><text:a xlink:type="simple" xlink:href="http://bibliaonline.com.br/acf/ap/9/14" text:style-name="Internet_20_link" text:visited-style-name="Visited_20_Internet_20_Link"><text:span text:style-name="T1">vers. 14</text:span></text:a><text:span text:style-name="T1">).</text:span></text:p>
        <text:p text:style-name="P3"/>
        <text:h text:style-name="P2" text:outline-level="2"><text:bookmark-start text:name="__RefHeading___Toc3484_1522826305"/>#576<text:bookmark-end text:name="__RefHeading___Toc3484_1522826305"/></text:h>
        <text:p text:style-name="P3"/>
        <text:p text:style-name="P3"><text:span text:style-name="T1">O remanescente que crê deve se tornar a verdadeira nação de Deus e o cumprimento de Romanos </text:span><text:a xlink:type="simple" xlink:href="http://bibliaonline.com.br/acf/rm/11/26" text:style-name="Internet_20_link" text:visited-style-name="Visited_20_Internet_20_Link"><text:span text:style-name="T1">11:26</text:span></text:a><text:span text:style-name="T1">, "E assim todo o Israel será salvo". Eles irão sujeitar seus corações diante de Jeová. A base de sua bênção já não será mais a guarda da lei, mas a Nova Aliança que tem, como fundamento, o precioso sangue de seu Messias que uma vez foi rejeitado.</text:span></text:p>
        <text:p text:style-name="P3"/>
        <text:h text:style-name="P1" text:outline-level="2"><text:bookmark-start text:name="__RefHeading___Toc3486_1522826305"/><text:a xlink:type="simple" xlink:href="http://bibliaonline.com.br/acf/ap/10" text:style-name="Internet_20_link" text:visited-style-name="Visited_20_Internet_20_Link"><text:span text:style-name="T1">APOCALIPSE 10</text:span></text:a><text:bookmark-end text:name="__RefHeading___Toc3486_1522826305"/></text:h>
        <text:p text:style-name="P3"/>
        <text:p text:style-name="P4">Mais uma vez acontece uma interrupção (até o final de 11:13) na narrativa dos eventos que devem acontecer na Terra.</text:p>
        <text:p text:style-name="P3"/>
        <text:p text:style-name="P3"><text:a xlink:type="simple" xlink:href="http://bibliaonline.com.br/acf/ap/10/1-3" text:style-name="Internet_20_link" text:visited-style-name="Visited_20_Internet_20_Link"><text:span text:style-name="T1">Ap 10:1-3</text:span></text:a><text:span text:style-name="T1"> Surge um anjo poderoso, provavelmente o próprio Senhor. É maravilhoso ver que o Senhor Jesus está no controle de tudo. Mesmo apesar de estarmos lendo de catástrofes tão incríveis, nada escapa de Suas mãos. Estamos a salvo naquela Mão - João </text:span><text:a xlink:type="simple" xlink:href="http://bibliaonline.com.br/acf/jo/10/28" text:style-name="Internet_20_link" text:visited-style-name="Visited_20_Internet_20_Link"><text:span text:style-name="T1">10:28</text:span></text:a><text:span text:style-name="T1">.</text:span></text:p>
        <text:p text:style-name="P3"/>
        <text:p text:style-name="P3"><text:a xlink:type="simple" xlink:href="http://bibliaonline.com.br/acf/ap/10/8-11" text:style-name="Internet_20_link" text:visited-style-name="Visited_20_Internet_20_Link"><text:span text:style-name="T1">Ap 10:8-11</text:span></text:a><text:span text:style-name="T1"> É este exatamente o significado de João comendo o livro. Era doce saber que Deus estava falando a ele sobre estes eventos vindouros, mas era horrível enxergar o que deve significar isso para aqueles sobre os quais o juízo de Deus caiu.</text:span></text:p>
        <text:p text:style-name="P3"/>
        <text:h text:style-name="P2" text:outline-level="2"><text:bookmark-start text:name="__RefHeading___Toc3488_1522826305"/><text:soft-page-break/>#577<text:bookmark-end text:name="__RefHeading___Toc3488_1522826305"/></text:h>
        <text:p text:style-name="P3"/>
        <text:p text:style-name="P4">Quando o sacerdócio de Israel fracassou (em Eli)... Deus levantou o profeta Samuel; quando tudo fracassou sob o comando dos reis (inclusive a família de Davi)... Deus levantou Isaías; quando o rei Acaz introduziu a idolatria (até na casa de Deus)... Deus anunciou a vinda do Messias!</text:p>
        <text:p text:style-name="P3"/>
        <text:h text:style-name="P1" text:outline-level="2"><text:bookmark-start text:name="__RefHeading___Toc3490_1522826305"/><text:a xlink:type="simple" xlink:href="http://bibliaonline.com.br/acf/ap/11" text:style-name="Internet_20_link" text:visited-style-name="Visited_20_Internet_20_Link"><text:span text:style-name="T1">APOCALIPSE 11</text:span></text:a><text:bookmark-end text:name="__RefHeading___Toc3490_1522826305"/></text:h>
        <text:p text:style-name="P3"/>
        <text:p text:style-name="P3"><text:a xlink:type="simple" xlink:href="http://bibliaonline.com.br/acf/ap/11/1-2" text:style-name="Internet_20_link" text:visited-style-name="Visited_20_Internet_20_Link"><text:span text:style-name="T1">Ap 11:1-2</text:span></text:a><text:span text:style-name="T1"> Uma pequena preparação para o futuro para aqueles Judeus crentes que continuarão perseverando no milênio. (Estes capítulos até aqui são todos sobre a primeira metade dos 7 anos).</text:span></text:p>
        <text:p text:style-name="P3"/>
        <text:p text:style-name="P3"><text:a xlink:type="simple" xlink:href="http://bibliaonline.com.br/acf/ap/11/2" text:style-name="Internet_20_link" text:visited-style-name="Visited_20_Internet_20_Link"><text:span text:style-name="T1">Ap 11:2</text:span></text:a><text:span text:style-name="T1"> Quarenta e dois meses é 3,5 anos. Isto refere-se à última metade daqueles 7 anos. E este, para ser mais exato, é o período de tribulação (não todos os 7 anos). Pois na primeira metade o anticristo está fingindo ser o Messias.</text:span></text:p>
        <text:p text:style-name="P3"/>
        <text:p text:style-name="P3"><text:a xlink:type="simple" xlink:href="http://bibliaonline.com.br/acf/ap/11/3-13" text:style-name="Internet_20_link" text:visited-style-name="Visited_20_Internet_20_Link"><text:span text:style-name="T1">Ap 11:3-13</text:span></text:a><text:span text:style-name="T1"> Deus tem poder na Terra. E estas duas testemunhas, que profetizam em Jerusalém, demonstram isto. 1.260 dias referem-se aos 3,5 anos. Mas elas são mortas. Parece até que o poder de Deus se foi; que este mundo não muda. O poder Romano deixa seus corpos mortos nas ruas para mostrar sua vitória - </text:span><text:a xlink:type="simple" xlink:href="http://bibliaonline.com.br/acf/ap/11/8" text:style-name="Internet_20_link" text:visited-style-name="Visited_20_Internet_20_Link"><text:span text:style-name="T1">vers. 8</text:span></text:a><text:span text:style-name="T1">. Então, de repente, aqueles corpos voltam à vida e são levados para o céu! Seguem-se mais catástrofes. (Isto termina o parêntesis aberto em </text:span><text:a xlink:type="simple" xlink:href="http://bibliaonline.com.br/acf/ap/10/1" text:style-name="Internet_20_link" text:visited-style-name="Visited_20_Internet_20_Link"><text:span text:style-name="T1">10:1</text:span></text:a><text:span text:style-name="T1">). Os primeiros indícios do milênio começam a aparecer.</text:span></text:p>
        <text:p text:style-name="P3"/>
        <text:p text:style-name="P3"><text:a xlink:type="simple" xlink:href="http://bibliaonline.com.br/acf/ap/11/14-18" text:style-name="Internet_20_link" text:visited-style-name="Visited_20_Internet_20_Link"><text:span text:style-name="T1">Ap 11:14-18</text:span></text:a><text:span text:style-name="T1"> Finalmente o Senhor Jesus começa a assumir seu poder sobre a Terra.</text:span></text:p>
        <text:p text:style-name="P3"/>
        <text:p text:style-name="P3"><text:a xlink:type="simple" xlink:href="http://bibliaonline.com.br/acf/ap/11/15-17" text:style-name="Internet_20_link" text:visited-style-name="Visited_20_Internet_20_Link"><text:span text:style-name="T1">Ap 11:15-17</text:span></text:a><text:span text:style-name="T1"> "no céu" - quem seriam estas pessoas? Nós; aqueles que puseram sua confiança no Senhor Jesus Cristo. Daremos graças ao Senhor Deus Todo-poderoso! Que dia este que está chegando!</text:span></text:p>
        <text:p text:style-name="P3"/>
        <text:p text:style-name="P3"><text:a xlink:type="simple" xlink:href="http://bibliaonline.com.br/acf/ap/11/18" text:style-name="Internet_20_link" text:visited-style-name="Visited_20_Internet_20_Link"><text:span text:style-name="T1">Ap 11:18</text:span></text:a><text:span text:style-name="T1"> Este versículo termina com a história geral ou a história do livro. Daqui em diante, há certos detalhes que são abordados, um a um. A ocasião quando os mortos serão julgados é anunciada. Não quer dizer que sejam julgados neste momento.</text:span></text:p>
        <text:p text:style-name="P3"><text:soft-page-break/></text:p>
        <text:h text:style-name="P2" text:outline-level="2"><text:bookmark-start text:name="__RefHeading___Toc3492_1522826305"/>#578<text:bookmark-end text:name="__RefHeading___Toc3492_1522826305"/></text:h>
        <text:p text:style-name="P3"/>
        <text:p text:style-name="P4">Os filhos de Israel conheciam as obras de Deus, mas Moisés havia aprendido algo maior, os caminhos de DEUS.</text:p>
        <text:p text:style-name="P3"/>
        <text:h text:style-name="P1" text:outline-level="2"><text:bookmark-start text:name="__RefHeading___Toc3494_1522826305"/><text:a xlink:type="simple" xlink:href="http://bibliaonline.com.br/acf/ap/12" text:style-name="Internet_20_link" text:visited-style-name="Visited_20_Internet_20_Link"><text:span text:style-name="T1">APOCALIPSE 12</text:span></text:a><text:bookmark-end text:name="__RefHeading___Toc3494_1522826305"/></text:h>
        <text:p text:style-name="P3"/>
        <text:p text:style-name="P3"><text:a xlink:type="simple" xlink:href="http://bibliaonline.com.br/acf/ap/12/1-6" text:style-name="Internet_20_link" text:visited-style-name="Visited_20_Internet_20_Link"><text:span text:style-name="T1">Ap 12:1-6</text:span></text:a><text:span text:style-name="T1"> A vinda de Cristo à Terra foi o princípio da grande obra de Deus. Por isso agora lemos de uma mulher (Israel) e da criança (Cristo) que ela dá à luz. O dragão (Satanás) espera pelo nascimento para devorar a criança. Mas a criança escapa.</text:span></text:p>
        <text:p text:style-name="P3"/>
        <text:p text:style-name="P3"><text:a xlink:type="simple" xlink:href="http://bibliaonline.com.br/acf/ap/12/6" text:style-name="Internet_20_link" text:visited-style-name="Visited_20_Internet_20_Link"><text:span text:style-name="T1">Ap 12:6</text:span></text:a><text:span text:style-name="T1"> Refer-se ao tempo atual, quando Israel está espalhado.</text:span></text:p>
        <text:p text:style-name="P3"/>
        <text:p text:style-name="P3"><text:a xlink:type="simple" xlink:href="http://bibliaonline.com.br/acf/ap/12/7-13" text:style-name="Internet_20_link" text:visited-style-name="Visited_20_Internet_20_Link"><text:span text:style-name="T1">Ap 12:7-13</text:span></text:a><text:span text:style-name="T1"> Isto explica por que ela (Israel) precisava voar. Referem-se particularmente à última metade dos sete anos (1.260 dias no </text:span><text:a xlink:type="simple" xlink:href="http://bibliaonline.com.br/acf/ap/12/6" text:style-name="Internet_20_link" text:visited-style-name="Visited_20_Internet_20_Link"><text:span text:style-name="T1">versículo 6</text:span></text:a><text:span text:style-name="T1">) quando Satanás foi lançado à Terra.</text:span></text:p>
        <text:p text:style-name="P3"/>
        <text:p text:style-name="P3"><text:a xlink:type="simple" xlink:href="http://bibliaonline.com.br/acf/ap/12/14" text:style-name="Internet_20_link" text:visited-style-name="Visited_20_Internet_20_Link"><text:span text:style-name="T1">Ap 12:14</text:span></text:a><text:span text:style-name="T1"> "um tempo" é igual a 1 ano, "tempos" é igual a 2 anos. "metade de um tempo" é igual a meio ano. Isto mais uma vez soma 3,5 anos. Durante este tempo de tribulação, o Senhor está protegendo os crentes Judeus.</text:span></text:p>
        <text:p text:style-name="P3"/>
        <text:p text:style-name="P3"><text:a xlink:type="simple" xlink:href="http://bibliaonline.com.br/acf/ap/12/15-17" text:style-name="Internet_20_link" text:visited-style-name="Visited_20_Internet_20_Link"><text:span text:style-name="T1">Ap 12:15-17</text:span></text:a><text:span text:style-name="T1"> "atrás da mulher, água como um rio" refere-se às nações Gentias que Satanás usa para tentar destruir Israel durante este período de tribulação. Satanás odeia os crentes em Israel e volta sua fúria contra eles.</text:span></text:p>
        <text:p text:style-name="P3"/>
        <text:h text:style-name="P2" text:outline-level="2"><text:bookmark-start text:name="__RefHeading___Toc3496_1522826305"/>#579<text:bookmark-end text:name="__RefHeading___Toc3496_1522826305"/></text:h>
        <text:p text:style-name="P3"/>
        <text:p text:style-name="P4">A palavra Babilônia não signfica apenas "confusão", mas a própria Babilônia foi um lugar onde a idolatria teve sua origem sob influência de Satanás. Dali ela penetrou em todas as partes do mundo antigo.</text:p>
        <text:p text:style-name="P3"/>
        <text:h text:style-name="P1" text:outline-level="2"><text:bookmark-start text:name="__RefHeading___Toc3498_1522826305"/><text:soft-page-break/><text:a xlink:type="simple" xlink:href="http://bibliaonline.com.br/acf/ap/13" text:style-name="Internet_20_link" text:visited-style-name="Visited_20_Internet_20_Link"><text:span text:style-name="T1">APOCALIPSE 13</text:span></text:a><text:bookmark-end text:name="__RefHeading___Toc3498_1522826305"/></text:h>
        <text:p text:style-name="P3"/>
        <text:p text:style-name="P3"><text:a xlink:type="simple" xlink:href="http://bibliaonline.com.br/acf/ap/13/1-10" text:style-name="Internet_20_link" text:visited-style-name="Visited_20_Internet_20_Link"><text:span text:style-name="T1">Ap 13:1-10</text:span></text:a><text:span text:style-name="T1"> Este é o Império Romano voltando a existir... uma "besta" surgindo do mar. (O mar é uma figura da infatigável massa de nações Gentias na Europa ocidental.)</text:span></text:p>
        <text:p text:style-name="P3"/>
        <text:p text:style-name="P3"><text:a xlink:type="simple" xlink:href="http://bibliaonline.com.br/acf/ap/13/4" text:style-name="Internet_20_link" text:visited-style-name="Visited_20_Internet_20_Link"><text:span text:style-name="T1">Ap 13:4</text:span></text:a><text:span text:style-name="T1"> Por meio deste poder, o povo se voltará à adoração de Satanás.</text:span></text:p>
        <text:p text:style-name="P3"/>
        <text:p text:style-name="P3"><text:a xlink:type="simple" xlink:href="http://bibliaonline.com.br/acf/ap/13/11" text:style-name="Internet_20_link" text:visited-style-name="Visited_20_Internet_20_Link"><text:span text:style-name="T1">Ap 13:11</text:span></text:a><text:span text:style-name="T1"> "Outra besta" representa uma pessoa completamente diferente da "besta" do </text:span><text:a xlink:type="simple" xlink:href="http://bibliaonline.com.br/acf/ap/13/1" text:style-name="Internet_20_link" text:visited-style-name="Visited_20_Internet_20_Link"><text:span text:style-name="T1">versículo 1</text:span></text:a><text:span text:style-name="T1">. Trata-se do "homem de pecado", o "Anticristo" (</text:span><text:a xlink:type="simple" xlink:href="http://bibliaonline.com.br/acf/2ts/2/3-10" text:style-name="Internet_20_link" text:visited-style-name="Visited_20_Internet_20_Link"><text:span text:style-name="T1">2Ts 2:3-10</text:span></text:a><text:span text:style-name="T1">) e "falso profeta" (</text:span><text:a xlink:type="simple" xlink:href="http://bibliaonline.com.br/acf/ap/19/20" text:style-name="Internet_20_link" text:visited-style-name="Visited_20_Internet_20_Link"><text:span text:style-name="T1">19:20</text:span></text:a><text:span text:style-name="T1">), </text:span><text:a xlink:type="simple" xlink:href="http://bibliaonline.com.br/acf/os/3/" text:style-name="Internet_20_link" text:visited-style-name="Visited_20_Internet_20_Link"><text:span text:style-name="T1">Os 3</text:span></text:a><text:span text:style-name="T1"> nomes descrevendo o mesmo homem. Estes dois poderes - a cabeça do Império Romano, "a besta" (do </text:span><text:a xlink:type="simple" xlink:href="http://bibliaonline.com.br/acf/ap/13/11" text:style-name="Internet_20_link" text:visited-style-name="Visited_20_Internet_20_Link"><text:span text:style-name="T1">vers. 1</text:span></text:a><text:span text:style-name="T1">) e o Anticristo "outra besta", juntamente com Satanás, formam a trindade maligna. Eles controlarão o mundo ocidental durante aquele tempo terrível, até que o Senhor Jesus volte do céu em fúria e raiva (</text:span><text:a xlink:type="simple" xlink:href="http://bibliaonline.com.br/acf/ap/19/11-13" text:style-name="Internet_20_link" text:visited-style-name="Visited_20_Internet_20_Link"><text:span text:style-name="T1">19:11-13</text:span></text:a><text:span text:style-name="T1"> e 2 Ts </text:span><text:a xlink:type="simple" xlink:href="http://bibliaonline.com.br/acf/2ts/2/8" text:style-name="Internet_20_link" text:visited-style-name="Visited_20_Internet_20_Link"><text:span text:style-name="T1">2:8</text:span></text:a><text:span text:style-name="T1">), e lance estes dois homens, vivos, no inferno (</text:span><text:a xlink:type="simple" xlink:href="http://bibliaonline.com.br/acf/ap/19/20" text:style-name="Internet_20_link" text:visited-style-name="Visited_20_Internet_20_Link"><text:span text:style-name="T1">19:20</text:span></text:a><text:span text:style-name="T1">).</text:span></text:p>
        <text:p text:style-name="P3"/>
        <text:p text:style-name="P3"><text:a xlink:type="simple" xlink:href="http://bibliaonline.com.br/acf/ap/13/12-18" text:style-name="Internet_20_link" text:visited-style-name="Visited_20_Internet_20_Link"><text:span text:style-name="T1">Ap 13:12-18</text:span></text:a><text:span text:style-name="T1"> Estes homens terão grande poder.</text:span></text:p>
        <text:p text:style-name="P3"/>
        <text:p text:style-name="P3"><text:a xlink:type="simple" xlink:href="http://bibliaonline.com.br/acf/ap/13/16-17" text:style-name="Internet_20_link" text:visited-style-name="Visited_20_Internet_20_Link"><text:span text:style-name="T1">Ap 13:16-17</text:span></text:a><text:span text:style-name="T1"> Todos terão que receber uma marca em suas testas. Caso contrário não lhes será permitido comprar ou vender!</text:span></text:p>
        <text:p text:style-name="P3"/>
        <text:p text:style-name="P3"><text:a xlink:type="simple" xlink:href="http://bibliaonline.com.br/acf/ap/13/18" text:style-name="Internet_20_link" text:visited-style-name="Visited_20_Internet_20_Link"><text:span text:style-name="T1">Ap 13:18</text:span></text:a><text:span text:style-name="T1"> Tem muita gente tentando dizer o significado destes números "666". Mas nosso conselho é que não perca tempo tentando descobrir o que não está claro. Cremos que o verdadeiro significado deste número não será conhecido até que "a besta" apareça.</text:span></text:p>
        <text:p text:style-name="P3"/>
        <text:h text:style-name="P2" text:outline-level="2"><text:bookmark-start text:name="__RefHeading___Toc3500_1522826305"/>#580<text:bookmark-end text:name="__RefHeading___Toc3500_1522826305"/></text:h>
        <text:p text:style-name="P3"/>
        <text:p text:style-name="P4">Deus escolheu Israel para ser o Seu povo. Eles, todavia, mais uma vez, alheios deste privilégio de serem testemunhas da longanimidde de Deus para o mundo, tornaram-se (é difícil acreditar) instrumentos de Satanás para entregar à morte o bendito Filho de Deus! E não apenas isto, mas para perseguir aqueles que crêem nEle.</text:p>
        <text:p text:style-name="P3"/>
        <text:h text:style-name="P1" text:outline-level="2"><text:bookmark-start text:name="__RefHeading___Toc3502_1522826305"/><text:a xlink:type="simple" xlink:href="http://bibliaonline.com.br/acf/ap/14/1-12" text:style-name="Internet_20_link" text:visited-style-name="Visited_20_Internet_20_Link"><text:span text:style-name="T1">APOCALIPSE 14, Vers. 1-12</text:span></text:a><text:bookmark-end text:name="__RefHeading___Toc3502_1522826305"/></text:h>
        <text:p text:style-name="P3"/>
        <text:p text:style-name="P3"><text:soft-page-break/><text:a xlink:type="simple" xlink:href="http://bibliaonline.com.br/acf/ap/14/1-5" text:style-name="Internet_20_link" text:visited-style-name="Visited_20_Internet_20_Link"><text:span text:style-name="T1">Ap 14:1-5</text:span></text:a><text:span text:style-name="T1"> Cinco versículos que descrevem um impressionante contraste. Já lemos da terrível sorte daqueles que seguiram o falso cordeiro; agora vemos os regozijantes seguidores do verdadeiro Cordeiro. É como uma visão do que nós, no céu, veremos se olharmos para baixo, para a Terra, durante o reino de mil anos de Cristo. O céu e a Terra regozijarão e cantarão. Acaso você se emociona por saber que estará assistindo isto? E podemos ler disto agora mesmo! Vimos que os seguidores do falso Cristo receberam uma marca em suas testas, e agora estes seguidores do verdadeiro Cristo têm Seu nome e o nome de Seu Pai escrito em suas testas!</text:span></text:p>
        <text:p text:style-name="P3"/>
        <text:p text:style-name="P3"><text:a xlink:type="simple" xlink:href="http://bibliaonline.com.br/acf/ap/14/6-7" text:style-name="Internet_20_link" text:visited-style-name="Visited_20_Internet_20_Link"><text:span text:style-name="T1">Ap 14:6-7</text:span></text:a><text:span text:style-name="T1"> A pregação do evangelho eterno são as boas novas de Deus vinda do céu para este pobre mundo. Este é o chamado final de Deus e alcança cada canto do globo terrestre.</text:span></text:p>
        <text:p text:style-name="P3"/>
        <text:p text:style-name="P3"><text:a xlink:type="simple" xlink:href="http://bibliaonline.com.br/acf/ap/14/8" text:style-name="Internet_20_link" text:visited-style-name="Visited_20_Internet_20_Link"><text:span text:style-name="T1">Ap 14:8</text:span></text:a><text:span text:style-name="T1"> A ímpia e corrupta organização deste mundo, chamada de "Babilônia". Deus irá despedaçá-la.</text:span></text:p>
        <text:p text:style-name="P3"/>
        <text:p text:style-name="P3"><text:a xlink:type="simple" xlink:href="http://bibliaonline.com.br/acf/ap/14/9-11" text:style-name="Internet_20_link" text:visited-style-name="Visited_20_Internet_20_Link"><text:span text:style-name="T1">Ap 14:9-11</text:span></text:a><text:span text:style-name="T1"> A horrível perdição daqueles que adoraram o diabo e seus homens. Estamos aqui tratando com pessoas e coisas que são eternas! (1) A eterna existência de Deus - </text:span><text:a xlink:type="simple" xlink:href="http://bibliaonline.com.br/acf/ap/10/6" text:style-name="Internet_20_link" text:visited-style-name="Visited_20_Internet_20_Link"><text:span text:style-name="T1">10:6</text:span></text:a><text:span text:style-name="T1">. (2) A eterna glória do Cordeiro, </text:span><text:a xlink:type="simple" xlink:href="http://bibliaonline.com.br/acf/ap/5/13" text:style-name="Internet_20_link" text:visited-style-name="Visited_20_Internet_20_Link"><text:span text:style-name="T1">5:13</text:span></text:a><text:span text:style-name="T1">. (3) O reinado eterno do crente - </text:span><text:a xlink:type="simple" xlink:href="http://bibliaonline.com.br/acf/ap/22/5" text:style-name="Internet_20_link" text:visited-style-name="Visited_20_Internet_20_Link"><text:span text:style-name="T1">22:5</text:span></text:a><text:span text:style-name="T1">. (4) A perdição eterna do diabo - </text:span><text:a xlink:type="simple" xlink:href="http://bibliaonline.com.br/acf/ap/20/10" text:style-name="Internet_20_link" text:visited-style-name="Visited_20_Internet_20_Link"><text:span text:style-name="T1">20:10</text:span></text:a><text:span text:style-name="T1">. (5) O tormento eterno do perdido. "não têm repouso" - nosso </text:span><text:a xlink:type="simple" xlink:href="http://bibliaonline.com.br/acf/ap/14/11" text:style-name="Internet_20_link" text:visited-style-name="Visited_20_Internet_20_Link"><text:span text:style-name="T1">versículo 11</text:span></text:a><text:span text:style-name="T1"> e </text:span><text:a xlink:type="simple" xlink:href="http://bibliaonline.com.br/acf/ap/20/10" text:style-name="Internet_20_link" text:visited-style-name="Visited_20_Internet_20_Link"><text:span text:style-name="T1">20:10</text:span></text:a><text:span text:style-name="T1">.</text:span></text:p>
        <text:p text:style-name="P3"/>
        <text:p text:style-name="P3"><text:a xlink:type="simple" xlink:href="http://bibliaonline.com.br/acf/ap/14/12" text:style-name="Internet_20_link" text:visited-style-name="Visited_20_Internet_20_Link"><text:span text:style-name="T1">Ap 14:12</text:span></text:a><text:span text:style-name="T1"> Que contraste vemos aqui. A paciência dos santos. Estamos lendo de crentes diante da morte iminente. Mas será melhor ser morto pela "besta" do que ser atormentado com "a besta".</text:span></text:p>
        <text:p text:style-name="P3"/>
        <text:h text:style-name="P2" text:outline-level="2"><text:bookmark-start text:name="__RefHeading___Toc3504_1522826305"/>#581<text:bookmark-end text:name="__RefHeading___Toc3504_1522826305"/></text:h>
        <text:p text:style-name="P3"/>
        <text:p text:style-name="P4">ISRAEL - do Egito a Canaã... o sangue, e a canção e a Coluna são diferentes sinais do mesmo Jesus que atende a TODAS as nossas necessidades.</text:p>
        <text:p text:style-name="P3"/>
        <text:h text:style-name="P1" text:outline-level="2"><text:bookmark-start text:name="__RefHeading___Toc3506_1522826305"/><text:a xlink:type="simple" xlink:href="http://bibliaonline.com.br/acf/ap/14/13-20" text:style-name="Internet_20_link" text:visited-style-name="Visited_20_Internet_20_Link"><text:span text:style-name="T1">APOCALIPSE 14, Vers. 13-20</text:span></text:a><text:bookmark-end text:name="__RefHeading___Toc3506_1522826305"/></text:h>
        <text:p text:style-name="P3"/>
        <text:p text:style-name="P3"><text:soft-page-break/><text:a xlink:type="simple" xlink:href="http://bibliaonline.com.br/acf/ap/14/13" text:style-name="Internet_20_link" text:visited-style-name="Visited_20_Internet_20_Link"><text:span text:style-name="T1">Ap 14:13</text:span></text:a><text:span text:style-name="T1"> Que doce promessa para aqueles que morrem "no Senhor" durante essa temível época.</text:span></text:p>
        <text:p text:style-name="P3"/>
        <text:p text:style-name="P3"><text:a xlink:type="simple" xlink:href="http://bibliaonline.com.br/acf/ap/14/14" text:style-name="Internet_20_link" text:visited-style-name="Visited_20_Internet_20_Link"><text:span text:style-name="T1">Ap 14:14</text:span></text:a><text:span text:style-name="T1"> O Senhor Jesus, o Filho do Homem, aqui está para começar a varrer os culpados incrédulos da terra. Repare no que Ele tem em Sua Cabeça e em Sua Mão! Uma espada é usada para executar juízo, mas uma foice é para colher uma seara. Os crentes e incrédulos são separados nesta seara. O trigo (os crentes) serão reunidos em Seu celeiro e o joio (incrédulos) serão reunidos em feixes para queimar (veja </text:span><text:a xlink:type="simple" xlink:href="http://bibliaonline.com.br/acf/mt/13/30,39,43" text:style-name="Internet_20_link" text:visited-style-name="Visited_20_Internet_20_Link"><text:span text:style-name="T1">Mt 13:30, 39 a 43</text:span></text:a><text:span text:style-name="T1">).</text:span></text:p>
        <text:p text:style-name="P3"/>
        <text:p text:style-name="P3"><text:a xlink:type="simple" xlink:href="http://bibliaonline.com.br/acf/ap/14/15-20" text:style-name="Internet_20_link" text:visited-style-name="Visited_20_Internet_20_Link"><text:span text:style-name="T1">Ap 14:15-20</text:span></text:a><text:span text:style-name="T1"> Estas ações dos anjos podem parecer como se tudo fosse acontecer instantaneamente, mas estes eventos irão ocorrer durante os 3,5 anos da grande tribulação. Que terrível época para este mundo. E quão perto está! Nada na história deste pobre e triste mundo poderia sequer comparar-se a isto em termos de terror. O sangue correrá a ponto de chegar aos freios dos cavalos! E as pessoas hoje riem e não dão ouvidos ao evangelho, as boas novas de salvação por meio do Senhor Jesus Cristo.</text:span></text:p>
        <text:p text:style-name="P3"/>
        <text:p text:style-name="P3"><text:a xlink:type="simple" xlink:href="http://bibliaonline.com.br/acf/ap/14/20" text:style-name="Internet_20_link" text:visited-style-name="Visited_20_Internet_20_Link"><text:span text:style-name="T1">Ap 14:20</text:span></text:a><text:span text:style-name="T1"> Mil e seiscentos estádios é aproximadamente a extensão da terra de Israel (cerca de 200 milhas ou 320 quilômetros).</text:span></text:p>
        <text:p text:style-name="P3"/>
        <text:h text:style-name="P2" text:outline-level="2"><text:bookmark-start text:name="__RefHeading___Toc3508_1522826305"/>#582<text:bookmark-end text:name="__RefHeading___Toc3508_1522826305"/></text:h>
        <text:p text:style-name="P3"/>
        <text:p text:style-name="P4">A fé é uma planta divina que só cresce no solo de uma vontade quebrantada.</text:p>
        <text:p text:style-name="P3"/>
        <text:h text:style-name="P1" text:outline-level="2"><text:bookmark-start text:name="__RefHeading___Toc3510_1522826305"/><text:a xlink:type="simple" xlink:href="http://bibliaonline.com.br/acf/ap/15" text:style-name="Internet_20_link" text:visited-style-name="Visited_20_Internet_20_Link"><text:span text:style-name="T1">APOCALIPSE 15</text:span></text:a><text:bookmark-end text:name="__RefHeading___Toc3510_1522826305"/></text:h>
        <text:p text:style-name="P3"/>
        <text:p text:style-name="P3"><text:a xlink:type="simple" xlink:href="http://bibliaonline.com.br/acf/ap/15/2-4" text:style-name="Internet_20_link" text:visited-style-name="Visited_20_Internet_20_Link"><text:span text:style-name="T1">Ap 15:2-4</text:span></text:a><text:span text:style-name="T1"> Os muitos mártires Judeus que morrem por sua sua fidelidade ao Senhor são vistos aqui no céu. Em </text:span><text:a xlink:type="simple" xlink:href="http://bibliaonline.com.br/acf/ap/20/5" text:style-name="Internet_20_link" text:visited-style-name="Visited_20_Internet_20_Link"><text:span text:style-name="T1">20:5</text:span></text:a><text:span text:style-name="T1"> você pode ler de como eles estão no céu, mesmo apesar de terem provavelmente vivido na Terra por ocasião do Arrebatamento. (Eles nunca tinham escutado o Evangelho da graça de Deus, portanto não foram levados naquela ocasião. Mas agora eles têm uma ressurreição especial e fazem parte da primeira ressurreição - o arrebatamento).</text:span></text:p>
        <text:p text:style-name="P3"/>
        <text:p text:style-name="P3"><text:soft-page-break/><text:a xlink:type="simple" xlink:href="http://bibliaonline.com.br/acf/ap/15/5-8" text:style-name="Internet_20_link" text:visited-style-name="Visited_20_Internet_20_Link"><text:span text:style-name="T1">Ap 15:5-8</text:span></text:a><text:span text:style-name="T1"> Quando pensamos no templo das Escrituras do Antigo Testamento, pensamos em uma ordem tranquila de sacerdotes cuidando do culto. E pensamos também na bondade e graça de Deus abrindo um acesso para Seu povo poder encontrá-Lo. Mas veja o contraste aqui. Sete anjos (não sacerdotes) têm sete pragas. A terrível ira de Deus está para ser derramada sobre esta Terra. Mas nunca nos esqueçamos da verdade que isto representa. Que agora existe graça e amor. Logo haverá ira e castigo.</text:span></text:p>
        <text:p text:style-name="P3"/>
        <text:h text:style-name="P2" text:outline-level="2"><text:bookmark-start text:name="__RefHeading___Toc3512_1522826305"/>#583<text:bookmark-end text:name="__RefHeading___Toc3512_1522826305"/></text:h>
        <text:p text:style-name="P3"/>
        <text:p text:style-name="P4">O orgulho barra o caminho do verdadeiro discernimento.</text:p>
        <text:p text:style-name="P3"/>
        <text:h text:style-name="P1" text:outline-level="2"><text:bookmark-start text:name="__RefHeading___Toc3514_1522826305"/><text:a xlink:type="simple" xlink:href="http://bibliaonline.com.br/acf/ap/16" text:style-name="Internet_20_link" text:visited-style-name="Visited_20_Internet_20_Link"><text:span text:style-name="T1">APOCALIPSE 16</text:span></text:a><text:bookmark-end text:name="__RefHeading___Toc3514_1522826305"/></text:h>
        <text:p text:style-name="P3"/>
        <text:p text:style-name="P4">Chegamos aqui ao clímax dos castigos que caem sobre a Terra provenientes do céu. Há sete frascos (ou cálices) que são derramados sobre a Terra.</text:p>
        <text:p text:style-name="P3"/>
        <text:p text:style-name="P3"><text:a xlink:type="simple" xlink:href="http://bibliaonline.com.br/acf/ap/16/1-2" text:style-name="Internet_20_link" text:visited-style-name="Visited_20_Internet_20_Link"><text:span text:style-name="T1">Ap 16:1-2</text:span></text:a><text:span text:style-name="T1"> Vêm misérias horríveis.</text:span></text:p>
        <text:p text:style-name="P3"/>
        <text:p text:style-name="P3"><text:a xlink:type="simple" xlink:href="http://bibliaonline.com.br/acf/ap/16/3" text:style-name="Internet_20_link" text:visited-style-name="Visited_20_Internet_20_Link"><text:span text:style-name="T1">Ap 16:3</text:span></text:a><text:span text:style-name="T1"> Não se trata de morte física, ou literalmente sangue, mas é simbólico. Toda a fé fingida é posta de lado. Há um completo abandono (apostasia) de Deus.</text:span></text:p>
        <text:p text:style-name="P3"/>
        <text:p text:style-name="P3"><text:a xlink:type="simple" xlink:href="http://bibliaonline.com.br/acf/ap/16/4-7" text:style-name="Internet_20_link" text:visited-style-name="Visited_20_Internet_20_Link"><text:span text:style-name="T1">Ap 16:4-7</text:span></text:a><text:span text:style-name="T1"> Um rio nas Escrituras geralmente é uma figura de vida de saúde e refrigério, mas aqui é exatamente o oposto.</text:span></text:p>
        <text:p text:style-name="P3"/>
        <text:p text:style-name="P3"><text:a xlink:type="simple" xlink:href="http://bibliaonline.com.br/acf/ap/16/5" text:style-name="Internet_20_link" text:visited-style-name="Visited_20_Internet_20_Link"><text:span text:style-name="T1">Ap 16:5</text:span></text:a><text:span text:style-name="T1"> Um anjo encontra-se, geralmente, cuidando de algo para Deus, para executar Suas ordens. Aqui o anjo justificava a Deus, pois Deus é justo.</text:span></text:p>
        <text:p text:style-name="P3"/>
        <text:p text:style-name="P3"><text:a xlink:type="simple" xlink:href="http://bibliaonline.com.br/acf/ap/16/6" text:style-name="Internet_20_link" text:visited-style-name="Visited_20_Internet_20_Link"><text:span text:style-name="T1">Ap 16:6</text:span></text:a><text:span text:style-name="T1"> A água, que geralmente é um símbolo de vida, aqui é de morte.</text:span></text:p>
        <text:p text:style-name="P3"/>
        <text:p text:style-name="P3"><text:a xlink:type="simple" xlink:href="http://bibliaonline.com.br/acf/ap/16/7" text:style-name="Internet_20_link" text:visited-style-name="Visited_20_Internet_20_Link"><text:span text:style-name="T1">Ap 16:7</text:span></text:a><text:span text:style-name="T1"> O altar é um símbolo da presença de Deus. Uma voz concorda com todos estes severos castigos de Deus.</text:span></text:p>
        <text:p text:style-name="P3"/>
        <text:p text:style-name="P3"><text:a xlink:type="simple" xlink:href="http://bibliaonline.com.br/acf/ap/16/8-9" text:style-name="Internet_20_link" text:visited-style-name="Visited_20_Internet_20_Link"><text:span text:style-name="T1">Ap 16:8-9</text:span></text:a><text:span text:style-name="T1"> Uma extrema opressão abrasa a raça humana. Mas as pessoas não se </text:span><text:soft-page-break/><text:span text:style-name="T1">arrependem, e blasfemam contra Deus!</text:span></text:p>
        <text:p text:style-name="P3"/>
        <text:p text:style-name="P3"><text:a xlink:type="simple" xlink:href="http://bibliaonline.com.br/acf/ap/16/10-11" text:style-name="Internet_20_link" text:visited-style-name="Visited_20_Internet_20_Link"><text:span text:style-name="T1">Ap 16:10-11</text:span></text:a><text:span text:style-name="T1"> A Europa ocidental irá sentir a fúria e ira de Deus Todo-Poderoso.</text:span></text:p>
        <text:p text:style-name="P3"/>
        <text:p text:style-name="P3"><text:a xlink:type="simple" xlink:href="http://bibliaonline.com.br/acf/ap/16/12-14" text:style-name="Internet_20_link" text:visited-style-name="Visited_20_Internet_20_Link"><text:span text:style-name="T1">Ap 16:12-14</text:span></text:a><text:span text:style-name="T1"> As nações orientais onde os Muçulmanos, (Islã) e outras religiões estão, devem ser as próximas a receber o que merecem por seu desprezo e ódio contra Deus. Desses países sairão horríveis cultos e impiedades - já vemos isso acontecendo hoje.</text:span></text:p>
        <text:p text:style-name="P3"/>
        <text:p text:style-name="P3"><text:a xlink:type="simple" xlink:href="http://bibliaonline.com.br/acf/ap/16/15" text:style-name="Internet_20_link" text:visited-style-name="Visited_20_Internet_20_Link"><text:span text:style-name="T1">Ap 16:15</text:span></text:a><text:span text:style-name="T1"> "Venho como ladrão", é um aviso na preparação do sétimo e último cálice.</text:span></text:p>
        <text:p text:style-name="P3"/>
        <text:p text:style-name="P3"><text:a xlink:type="simple" xlink:href="http://bibliaonline.com.br/acf/ap/16/17-21" text:style-name="Internet_20_link" text:visited-style-name="Visited_20_Internet_20_Link"><text:span text:style-name="T1">Ap 16:17-21</text:span></text:a><text:span text:style-name="T1"> Agora chega o fim do domínio Gentio do mundo, o fim do dia do homem.</text:span></text:p>
        <text:p text:style-name="P3"/>
        <text:p text:style-name="P3"><text:a xlink:type="simple" xlink:href="http://bibliaonline.com.br/acf/ap/16/19" text:style-name="Internet_20_link" text:visited-style-name="Visited_20_Internet_20_Link"><text:span text:style-name="T1">Ap 16:19</text:span></text:a><text:span text:style-name="T1"> "A Grande Babilônia" - a expressão máxima de toda a religião meramente humana, de tudo aquilo que está em oposição contra Deus - é o principal alvo do castigo. Seu título "grande" aponta para seu imenso poder religioso. Mas sua completa destruição é chegada. Estamos nos mantendo separados desse ímpio sistema? cap. </text:span><text:a xlink:type="simple" xlink:href="http://bibliaonline.com.br/acf/ap/18/4" text:style-name="Internet_20_link" text:visited-style-name="Visited_20_Internet_20_Link"><text:span text:style-name="T1">18:4</text:span></text:a><text:span text:style-name="T1">.</text:span></text:p>
        <text:p text:style-name="P3"/>
        <text:p text:style-name="P3"><text:a xlink:type="simple" xlink:href="http://bibliaonline.com.br/acf/ap/16/21" text:style-name="Internet_20_link" text:visited-style-name="Visited_20_Internet_20_Link"><text:span text:style-name="T1">Ap 16:21</text:span></text:a><text:span text:style-name="T1"> Quanto pior o castigo, mais os homens blasfemam e odeiam a Deus. Não faz com que qualquer deles se voltem para Ele. Os homens não mudam, a menos que o Espírito de Deus, em graça, os converta e os salve. Quão paciente é Deus!</text:span></text:p>
        <text:p text:style-name="P3"/>
        <text:h text:style-name="P2" text:outline-level="2"><text:bookmark-start text:name="__RefHeading___Toc3516_1522826305"/>#584<text:bookmark-end text:name="__RefHeading___Toc3516_1522826305"/></text:h>
        <text:p text:style-name="P3"/>
        <text:p text:style-name="P3"><text:span text:style-name="T1">Não pela experiência passada, mas é pela fé presente que Deus deve ser conhecido. </text:span><text:a xlink:type="simple" xlink:href="http://bibliaonline.com.br/acf/sl/78/" text:style-name="Internet_20_link" text:visited-style-name="Visited_20_Internet_20_Link"><text:span text:style-name="T1">Sl 78</text:span></text:a></text:p>
        <text:p text:style-name="P3"/>
        <text:h text:style-name="P1" text:outline-level="2"><text:bookmark-start text:name="__RefHeading___Toc3518_1522826305"/><text:a xlink:type="simple" xlink:href="http://bibliaonline.com.br/acf/ap/17" text:style-name="Internet_20_link" text:visited-style-name="Visited_20_Internet_20_Link"><text:span text:style-name="T1">APOCALIPSE 17</text:span></text:a><text:bookmark-end text:name="__RefHeading___Toc3518_1522826305"/></text:h>
        <text:p text:style-name="P3"/>
        <text:p text:style-name="P3"><text:span text:style-name="T1">Uma horrível descrição das religiões do mundo ocidental nessa ocasião. Muitos podem dizer, "Com certeza não se trata das igrejas no mundo hoje". Bem, você deve ler este capítulo devagar e cuidadosamente. Cada pessoa não salva que estiver viva quando o Senhor Jesus voltar será deixada para trás para viver esses dias. As religiões dos não salvos continuarão como estão hoje. O que as Escrituras nos dizem hoje? Leia 2 Coríntios </text:span><text:soft-page-break/><text:a xlink:type="simple" xlink:href="http://bibliaonline.com.br/acf/2co/6/14-18" text:style-name="Internet_20_link" text:visited-style-name="Visited_20_Internet_20_Link"><text:span text:style-name="T1">6:14-18</text:span></text:a><text:span text:style-name="T1">. Não se esqueça de que todo crente no Senhor Jesus Cristo será arrebatado desta Terra quando Ele vier da primeira vez. A maioria das pessoas sabem qual é a cidade edificada sobre sete colinas - </text:span><text:a xlink:type="simple" xlink:href="http://bibliaonline.com.br/acf/ap/17/9" text:style-name="Internet_20_link" text:visited-style-name="Visited_20_Internet_20_Link"><text:span text:style-name="T1">vers. 9</text:span></text:a><text:span text:style-name="T1">.</text:span></text:p>
        <text:p text:style-name="P3"/>
        <text:p text:style-name="P3"><text:a xlink:type="simple" xlink:href="http://bibliaonline.com.br/acf/ap/17/7" text:style-name="Internet_20_link" text:visited-style-name="Visited_20_Internet_20_Link"><text:span text:style-name="T1">Ap 17:7</text:span></text:a><text:span text:style-name="T1"> O poder religioso deverá controlar o poder político.</text:span></text:p>
        <text:p text:style-name="P3"/>
        <text:p text:style-name="P3"><text:a xlink:type="simple" xlink:href="http://bibliaonline.com.br/acf/ap/17/18" text:style-name="Internet_20_link" text:visited-style-name="Visited_20_Internet_20_Link"><text:span text:style-name="T1">Ap 17:18</text:span></text:a><text:span text:style-name="T1"> A Europa Ocidental lutará contra Deus.</text:span></text:p>
        <text:p text:style-name="P3"/>
        <text:p text:style-name="P3"><text:a xlink:type="simple" xlink:href="http://bibliaonline.com.br/acf/ap/17/16" text:style-name="Internet_20_link" text:visited-style-name="Visited_20_Internet_20_Link"><text:span text:style-name="T1">Ap 17:16</text:span></text:a><text:span text:style-name="T1"> A besta é a cabeça do poder político - o Império Romano revivido. A "grande meretriz" é a organização religiosa.</text:span></text:p>
        <text:p text:style-name="P3"/>
        <text:h text:style-name="P2" text:outline-level="2"><text:bookmark-start text:name="__RefHeading___Toc3520_1522826305"/>#585<text:bookmark-end text:name="__RefHeading___Toc3520_1522826305"/></text:h>
        <text:p text:style-name="P3"/>
        <text:p text:style-name="P4">O poder encontra-se na sinceridade e fervor da fé, que não é nada mais que simplicidade e realidade de fé.</text:p>
        <text:p text:style-name="P3"/>
        <text:h text:style-name="P1" text:outline-level="2"><text:bookmark-start text:name="__RefHeading___Toc3522_1522826305"/><text:a xlink:type="simple" xlink:href="http://bibliaonline.com.br/acf/ap/18" text:style-name="Internet_20_link" text:visited-style-name="Visited_20_Internet_20_Link"><text:span text:style-name="T1">APOCALIPSE 18</text:span></text:a><text:bookmark-end text:name="__RefHeading___Toc3522_1522826305"/></text:h>
        <text:p text:style-name="P3"/>
        <text:p text:style-name="P4">Todo este capítulo fala dos lamentos daqueles que vêem a destruição do poder religioso. Ela trouxe um grande esplendor e aparência de justiça ao mundo. Mas era tudo hipocrisia. Todavia, serviu bem aos não salvos, pois eles podiam seguir em frente com seus pecados enquanto frequentavam cultos religiosos. Eles sentem ao vê-la destruída.</text:p>
        <text:p text:style-name="P3"/>
        <text:h text:style-name="P2" text:outline-level="2"><text:bookmark-start text:name="__RefHeading___Toc3524_1522826305"/>#586<text:bookmark-end text:name="__RefHeading___Toc3524_1522826305"/></text:h>
        <text:p text:style-name="P3"/>
        <text:p text:style-name="P3"><text:span text:style-name="T1">Não se esqueça... a fé tem seu próprio mundo. </text:span><text:a xlink:type="simple" xlink:href="http://bibliaonline.com.br/acf/2sm/23/4" text:style-name="Internet_20_link" text:visited-style-name="Visited_20_Internet_20_Link"><text:span text:style-name="T1">2 Sm 23:4</text:span></text:a></text:p>
        <text:p text:style-name="P3"/>
        <text:h text:style-name="P1" text:outline-level="2"><text:bookmark-start text:name="__RefHeading___Toc3526_1522826305"/><text:a xlink:type="simple" xlink:href="http://bibliaonline.com.br/acf/ap/19" text:style-name="Internet_20_link" text:visited-style-name="Visited_20_Internet_20_Link"><text:span text:style-name="T1">APOCALIPSE 19</text:span></text:a><text:bookmark-end text:name="__RefHeading___Toc3526_1522826305"/></text:h>
        <text:p text:style-name="P3"/>
        <text:p text:style-name="P3"><text:a xlink:type="simple" xlink:href="http://bibliaonline.com.br/acf/ap/19/1-10" text:style-name="Internet_20_link" text:visited-style-name="Visited_20_Internet_20_Link"><text:span text:style-name="T1">Ap 19:1-10</text:span></text:a><text:span text:style-name="T1"> Há gozo no céu porque o castigo do mal está sendo efetuado. Deus é assim honrado... o ímpio, o falso sistema religioso, a falsa noiva é destruída. A verdadeira noiva está no céu e está para ser apresentada. Enquanto estas coisas horríveis estão </text:span><text:soft-page-break/><text:span text:style-name="T1">acontecendo na Terra, um grande evento tem lugar no céu. As bodas do Cordeiro. O Senhor Jesus casa-se com Sua noiva (a Igreja do Novo Testamento) e quem é ela? Todos os pecadores que foram lavados pelo Seu sangue precioso, pela morte de Cristo, desde a descida do Espírito Santo. Que dia maravilhoso para nós! Isto encerra a segunda grande parte deste livro. Agora vem a última parte.</text:span></text:p>
        <text:p text:style-name="P3"/>
        <text:p text:style-name="P3"><text:a xlink:type="simple" xlink:href="http://bibliaonline.com.br/acf/ap/19/11-21" text:style-name="Internet_20_link" text:visited-style-name="Visited_20_Internet_20_Link"><text:span text:style-name="T1">Ap 19:11-21</text:span></text:a><text:span text:style-name="T1"> O Senhor vindo em glória. Estes versículos descrevem aquele evento. Ele vem em ira, o humilde Jesus que foi desprezado e rejeitado, virá como um Rei conquistador e vitorioso. Ele é Rei de reis, e Senhor de senhores. Finalmente, Ele tem o Seu lugar. Será que concedemos a Ele este lugar em nosso coração hoje?</text:span></text:p>
        <text:p text:style-name="P3"/>
        <text:p text:style-name="P3"><text:a xlink:type="simple" xlink:href="http://bibliaonline.com.br/acf/ap/19/14" text:style-name="Internet_20_link" text:visited-style-name="Visited_20_Internet_20_Link"><text:span text:style-name="T1">Ap 19:14</text:span></text:a><text:span text:style-name="T1"> "Os exércitos" no céu não são anjos, mas santos - (nós, os crentes), que seguem seu Capitão. Este é o cumprimento da profecia de Enoque (veja Judas, </text:span><text:a xlink:type="simple" xlink:href="http://bibliaonline.com.br/acf/jd/1/14" text:style-name="Internet_20_link" text:visited-style-name="Visited_20_Internet_20_Link"><text:span text:style-name="T1">vers. 14</text:span></text:a><text:span text:style-name="T1">).</text:span></text:p>
        <text:p text:style-name="P3"/>
        <text:p text:style-name="P3"><text:a xlink:type="simple" xlink:href="http://bibliaonline.com.br/acf/ap/19/19-21" text:style-name="Internet_20_link" text:visited-style-name="Visited_20_Internet_20_Link"><text:span text:style-name="T1">Ap 19:19-21</text:span></text:a><text:span text:style-name="T1"> Um imenso exército, chefiado pela besta (a cabeça do Império Romano), reune-se para lutar contra o Senhor Jesus. Todos são destruídos por Ele!</text:span></text:p>
        <text:p text:style-name="P3"/>
        <text:p text:style-name="P3"><text:a xlink:type="simple" xlink:href="http://bibliaonline.com.br/acf/ap/19/20" text:style-name="Internet_20_link" text:visited-style-name="Visited_20_Internet_20_Link"><text:span text:style-name="T1">Ap 19:20</text:span></text:a><text:span text:style-name="T1"> Quem pode descrever com palavras o horror de um tão terrível juízo (castigo)? Este será o castigo das duas pessoas, um que é Judeu (veja comentários do capítulo </text:span><text:a xlink:type="simple" xlink:href="http://bibliaonline.com.br/acf/ap/13/11" text:style-name="Internet_20_link" text:visited-style-name="Visited_20_Internet_20_Link"><text:span text:style-name="T1">13, vers. 11</text:span></text:a><text:span text:style-name="T1">) e o outro um Gentio (veja (</text:span><text:a xlink:type="simple" xlink:href="http://bibliaonline.com.br/acf/ap/13/1" text:style-name="Internet_20_link" text:visited-style-name="Visited_20_Internet_20_Link"><text:span text:style-name="T1">13:1</text:span></text:a><text:span text:style-name="T1">), e talvez ambos estejam na Terra neste exato momento! "O lago de fogo é um lugar, e não uma condição, mencionado aqui pela primeira vez.</text:span></text:p>
        <text:p text:style-name="P3"/>
        <text:h text:style-name="P2" text:outline-level="2"><text:bookmark-start text:name="__RefHeading___Toc3528_1522826305"/>#587<text:bookmark-end text:name="__RefHeading___Toc3528_1522826305"/></text:h>
        <text:p text:style-name="P3"/>
        <text:p text:style-name="P4">Fé é a expressão exterior, não interior, da alma.</text:p>
        <text:p text:style-name="P3"/>
        <text:h text:style-name="P1" text:outline-level="2"><text:bookmark-start text:name="__RefHeading___Toc3530_1522826305"/><text:a xlink:type="simple" xlink:href="http://bibliaonline.com.br/acf/ap/20" text:style-name="Internet_20_link" text:visited-style-name="Visited_20_Internet_20_Link"><text:span text:style-name="T1">APOCALIPSE 20</text:span></text:a><text:bookmark-end text:name="__RefHeading___Toc3530_1522826305"/></text:h>
        <text:p text:style-name="P3"/>
        <text:p text:style-name="P3"><text:a xlink:type="simple" xlink:href="http://bibliaonline.com.br/acf/ap/20/1-3" text:style-name="Internet_20_link" text:visited-style-name="Visited_20_Internet_20_Link"><text:span text:style-name="T1">Ap 20:1-3</text:span></text:a><text:span text:style-name="T1"> Satanás é lançado no abismo (ainda não no lago de fogo), por mil anos (durante o milênio).</text:span></text:p>
        <text:p text:style-name="P3"/>
        <text:p text:style-name="P3"><text:a xlink:type="simple" xlink:href="http://bibliaonline.com.br/acf/ap/20/4" text:style-name="Internet_20_link" text:visited-style-name="Visited_20_Internet_20_Link"><text:span text:style-name="T1">Ap 20:4</text:span></text:a><text:span text:style-name="T1"> Os profetas Daniel e João vêem os mesmos tronos; Daniel os viu ocupados (</text:span><text:a xlink:type="simple" xlink:href="http://bibliaonline.com.br/acf/dn/7/9" text:style-name="Internet_20_link" text:visited-style-name="Visited_20_Internet_20_Link"><text:span text:style-name="T1">Dn </text:span></text:a><text:soft-page-break/><text:a xlink:type="simple" xlink:href="http://bibliaonline.com.br/acf/dn/7/9" text:style-name="Internet_20_link" text:visited-style-name="Visited_20_Internet_20_Link"><text:span text:style-name="T1">7:9</text:span></text:a><text:span text:style-name="T1">), mas a redenção aconteceu, de modo que João vê pessoas sentadas neles. Aqueles que foram mortos durante a tribulação por testemunharem de Jesus assim como nós, que somos crentes, estaremos vivendo e reinando com Cristo por mil anos sobre a Terra, não na Terra.</text:span></text:p>
        <text:p text:style-name="P3"/>
        <text:p text:style-name="P3"><text:a xlink:type="simple" xlink:href="http://bibliaonline.com.br/acf/ap/20/5-6" text:style-name="Internet_20_link" text:visited-style-name="Visited_20_Internet_20_Link"><text:span text:style-name="T1">Ap 20:5-6</text:span></text:a><text:span text:style-name="T1"> Cada pessoa morta ficará em seu túmulo até o julgamento do grande trono branco, no final dos mil anos.</text:span></text:p>
        <text:p text:style-name="P3"/>
        <text:p text:style-name="P3"><text:a xlink:type="simple" xlink:href="http://bibliaonline.com.br/acf/ap/20/7-10" text:style-name="Internet_20_link" text:visited-style-name="Visited_20_Internet_20_Link"><text:span text:style-name="T1">Ap 20:7-10</text:span></text:a><text:span text:style-name="T1"> No final do milênio (mil anos) Satanás será tirado do abismo, e deixado solto por algum tempo. Mesmo depois de terem visto o Senhor Jesus reinar em justiça durante aqueles mil anos, milhões (um sem número) voltarão a seguir Satanás. Mas o castigo cairá sobre eles.</text:span></text:p>
        <text:p text:style-name="P3"/>
        <text:p text:style-name="P3"><text:a xlink:type="simple" xlink:href="http://bibliaonline.com.br/acf/ap/20/10" text:style-name="Internet_20_link" text:visited-style-name="Visited_20_Internet_20_Link"><text:span text:style-name="T1">Ap 20:10</text:span></text:a><text:span text:style-name="T1"> Satanás é o enganador. Se pudéssemos apenas entender o quão esperto e enganador ele é, não seríamos enganados por ele com tanta frequência como somos hoje. E lembre-se de que ele é um enganador religioso. Aqui está o seu terrível fim.</text:span></text:p>
        <text:p text:style-name="P3"/>
        <text:p text:style-name="P3"><text:a xlink:type="simple" xlink:href="http://bibliaonline.com.br/acf/ap/20/11-15" text:style-name="Internet_20_link" text:visited-style-name="Visited_20_Internet_20_Link"><text:span text:style-name="T1">Ap 20:11-15</text:span></text:a><text:span text:style-name="T1"> Agora chega o juízo final. Somente os perdidos são apresentados aqui. Certifique-se de entender bem isto. Não existe algo como um dia do juízo final para todas as pessoas se apresentarem diante de Deus para descobrir para onde devem ir, céu ou inferno. Aqueles que aparecem aqui são os que rejeitaram a Deus, desde Caim até a última pessoa nascida.</text:span></text:p>
        <text:p text:style-name="P3"/>
        <text:h text:style-name="P2" text:outline-level="2"><text:bookmark-start text:name="__RefHeading___Toc3532_1522826305"/>#588<text:bookmark-end text:name="__RefHeading___Toc3532_1522826305"/></text:h>
        <text:p text:style-name="P3"/>
        <text:p text:style-name="P4">A fé é o melhor raciocinador.</text:p>
        <text:p text:style-name="P3"/>
        <text:h text:style-name="P1" text:outline-level="2"><text:bookmark-start text:name="__RefHeading___Toc3534_1522826305"/><text:a xlink:type="simple" xlink:href="http://bibliaonline.com.br/acf/ap/21" text:style-name="Internet_20_link" text:visited-style-name="Visited_20_Internet_20_Link"><text:span text:style-name="T1">APOCALIPSE 21</text:span></text:a><text:bookmark-end text:name="__RefHeading___Toc3534_1522826305"/></text:h>
        <text:p text:style-name="P3"/>
        <text:p text:style-name="P3"><text:a xlink:type="simple" xlink:href="http://bibliaonline.com.br/acf/ap/21/1-8" text:style-name="Internet_20_link" text:visited-style-name="Visited_20_Internet_20_Link"><text:span text:style-name="T1">Ap 21:1-8</text:span></text:a><text:span text:style-name="T1"> Estes versículos descrevem a condição eterna (após os 1000 anos) dos salvos. Então o restante do capítulo vem descrever a condição dos salvos com o Senhor durante o milênio. Podemos ter invertido a ordem destes versículos, mas Deus tem o Seu propósito é sempre perfeito. O nome "Deus" é o único usado. Toda a obra está </text:span><text:soft-page-break/><text:span text:style-name="T1">completada e Deus é tudo em todos - 1 Coríntios </text:span><text:a xlink:type="simple" xlink:href="http://bibliaonline.com.br/acf/1co/15/27-28" text:style-name="Internet_20_link" text:visited-style-name="Visited_20_Internet_20_Link"><text:span text:style-name="T1">15:27-28</text:span></text:a><text:span text:style-name="T1">. O que tudo isso acarreta ao nosso coração? Faz-nos afastar deste mundo para irmos em direção a Cristo? Certamente deveria.</text:span></text:p>
        <text:p text:style-name="P3"/>
        <text:p text:style-name="P3"><text:a xlink:type="simple" xlink:href="http://bibliaonline.com.br/acf/ap/21/2" text:style-name="Internet_20_link" text:visited-style-name="Visited_20_Internet_20_Link"><text:span text:style-name="T1">Ap 21:2</text:span></text:a><text:span text:style-name="T1"> A noiva, mesmo depois dos 1000 anos, será tão jovial e bela como no dia de seu casamento!</text:span></text:p>
        <text:p text:style-name="P3"/>
        <text:p text:style-name="P3"><text:a xlink:type="simple" xlink:href="http://bibliaonline.com.br/acf/ap/21/9-27" text:style-name="Internet_20_link" text:visited-style-name="Visited_20_Internet_20_Link"><text:span text:style-name="T1">Ap 21:9-27</text:span></text:a><text:span text:style-name="T1"> O milênio para os crentes. Nós crentes iremos estar com o Senhor, reinando sobre a Terra, não nela.</text:span></text:p>
        <text:p text:style-name="P3"/>
        <text:p text:style-name="P3"><text:a xlink:type="simple" xlink:href="http://bibliaonline.com.br/acf/ap/21/27" text:style-name="Internet_20_link" text:visited-style-name="Visited_20_Internet_20_Link"><text:span text:style-name="T1">Ap 21:27</text:span></text:a><text:span text:style-name="T1"> Nada que possa estragar algo ali irá entrar!</text:span></text:p>
        <text:p text:style-name="P3"/>
        <text:h text:style-name="P2" text:outline-level="2"><text:bookmark-start text:name="__RefHeading___Toc3536_1522826305"/>#589<text:bookmark-end text:name="__RefHeading___Toc3536_1522826305"/></text:h>
        <text:p text:style-name="P3"/>
        <text:p text:style-name="P4">A fé descansa na avaliação que Deus dá ao sangue... não na que nós damos.</text:p>
        <text:p text:style-name="P3"/>
        <text:h text:style-name="P1" text:outline-level="2"><text:bookmark-start text:name="__RefHeading___Toc3538_1522826305"/><text:a xlink:type="simple" xlink:href="http://bibliaonline.com.br/acf/ap/22" text:style-name="Internet_20_link" text:visited-style-name="Visited_20_Internet_20_Link"><text:span text:style-name="T1">APOCALIPSE 22</text:span></text:a><text:bookmark-end text:name="__RefHeading___Toc3538_1522826305"/></text:h>
        <text:p text:style-name="P3"/>
        <text:p text:style-name="P3"><text:a xlink:type="simple" xlink:href="http://bibliaonline.com.br/acf/ap/22/1-2" text:style-name="Internet_20_link" text:visited-style-name="Visited_20_Internet_20_Link"><text:span text:style-name="T1">Ap 22:1-2</text:span></text:a><text:span text:style-name="T1"> Uma descrição do milênio.</text:span></text:p>
        <text:p text:style-name="P3"/>
        <text:p text:style-name="P3"><text:a xlink:type="simple" xlink:href="http://bibliaonline.com.br/acf/ap/22/3-5" text:style-name="Internet_20_link" text:visited-style-name="Visited_20_Internet_20_Link"><text:span text:style-name="T1">Ap 22:3-5</text:span></text:a><text:span text:style-name="T1"> Uma descrição do estado eterno.</text:span></text:p>
        <text:p text:style-name="P3"/>
        <text:p text:style-name="P3"><text:a xlink:type="simple" xlink:href="http://bibliaonline.com.br/acf/ap/22/6-21" text:style-name="Internet_20_link" text:visited-style-name="Visited_20_Internet_20_Link"><text:span text:style-name="T1">Ap 22:6-21</text:span></text:a><text:span text:style-name="T1"> O término do livro. Mas antes de termina, Jesus faz mais uma declaração - "Eis que cedo venho".</text:span></text:p>
        <text:p text:style-name="P3"/>
        <text:p text:style-name="P3"><text:a xlink:type="simple" xlink:href="http://bibliaonline.com.br/acf/ap/22/20" text:style-name="Internet_20_link" text:visited-style-name="Visited_20_Internet_20_Link"><text:span text:style-name="T1">Ap 22:20</text:span></text:a><text:span text:style-name="T1"> E outra vez. Possamos nós ardentemente corresponder com estas mesmas palavras. Por nós foi que Ele morreu, por nós é que Ele vive, por nós é que Ele virá.</text:span></text:p>
        <text:p text:style-name="P3"/>
        <text:p text:style-name="P3"><text:a xlink:type="simple" xlink:href="http://bibliaonline.com.br/acf/ap/22/21" text:style-name="Internet_20_link" text:visited-style-name="Visited_20_Internet_20_Link"><text:span text:style-name="T1">Ap 22:21</text:span></text:a><text:span text:style-name="T1"> Sua infalível graça é nossa força e sustento. E assim termina a Bíblia. Que tesouro temos! A Palavra de Deus, que nos diz tudo o que precisamos saber. E que revela tudo o que Deus é, que Ele é luz e amor. Possamos aprender a conhecê-Lo e amá-Lo cada vez mais.</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7:01.082298317</dc:date>
    <meta:creation-date>2018-06-11T22:51:04.642681485</meta:creation-date>
    <meta:generator>LibreOffice/6.0.7.3$Linux_X86_64 LibreOffice_project/00m0$Build-3</meta:generator>
    <meta:editing-duration>PT2M</meta:editing-duration>
    <meta:editing-cycles>1</meta:editing-cycles>
    <meta:document-statistic meta:table-count="0" meta:image-count="0" meta:object-count="0" meta:page-count="21" meta:paragraph-count="193" meta:word-count="5703" meta:character-count="32504" meta:non-whitespace-character-count="26994"/>
  </office:meta>
</office:document-meta>
</file>